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Noto Serif" svg:font-family="'Noto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6c45e" officeooo:paragraph-rsid="0016c45e"/>
    </style:style>
    <style:style style:name="P3" style:family="paragraph" style:parent-style-name="Standard">
      <style:text-properties officeooo:rsid="0023b227" officeooo:paragraph-rsid="0023b227"/>
    </style:style>
    <style:style style:name="P4" style:family="paragraph" style:parent-style-name="Standard">
      <style:text-properties officeooo:rsid="00283ca4" officeooo:paragraph-rsid="00283ca4"/>
    </style:style>
    <style:style style:name="P5" style:family="paragraph" style:parent-style-name="Standard">
      <style:text-properties officeooo:rsid="002c1b14" officeooo:paragraph-rsid="002c1b14"/>
    </style:style>
    <style:style style:name="P6" style:family="paragraph" style:parent-style-name="Standard">
      <style:text-properties officeooo:rsid="0036a06a" officeooo:paragraph-rsid="0036a06a"/>
    </style:style>
    <style:style style:name="P7" style:family="paragraph" style:parent-style-name="Standard">
      <style:text-properties style:font-name="Liberation Serif1" officeooo:rsid="003c0092" officeooo:paragraph-rsid="0036a06a" style:font-name-asian="Liberation Serif1" style:font-name-complex="Liberation Serif1"/>
    </style:style>
    <style:style style:name="P8" style:family="paragraph" style:parent-style-name="Standard">
      <style:text-properties style:font-name="Liberation Serif1" officeooo:rsid="00af65ff" officeooo:paragraph-rsid="00af65ff" style:font-name-asian="Liberation Serif1" style:font-name-complex="Liberation Serif1"/>
    </style:style>
    <style:style style:name="P9" style:family="paragraph" style:parent-style-name="Standard">
      <style:text-properties style:font-name="Liberation Serif1" officeooo:rsid="00b9a53c" officeooo:paragraph-rsid="0079515d" style:font-name-asian="Liberation Serif1" style:font-name-complex="Liberation Serif1"/>
    </style:style>
    <style:style style:name="P10" style:family="paragraph" style:parent-style-name="Standard">
      <style:text-properties style:font-name="Liberation Serif1" officeooo:rsid="00d60634" officeooo:paragraph-rsid="00ddb97a" style:font-name-asian="Liberation Serif1" style:font-name-complex="Liberation Serif1"/>
    </style:style>
    <style:style style:name="P11" style:family="paragraph" style:parent-style-name="Standard">
      <style:text-properties style:font-name="Liberation Serif1" officeooo:rsid="00bd024d" officeooo:paragraph-rsid="00bd024d" style:font-name-asian="Liberation Serif1" style:font-name-complex="Liberation Serif1"/>
    </style:style>
    <style:style style:name="P12" style:family="paragraph" style:parent-style-name="Standard">
      <style:text-properties style:font-name="Liberation Serif1" officeooo:rsid="00df51c1" officeooo:paragraph-rsid="00df51c1" style:font-name-asian="Liberation Serif1" style:font-name-complex="Liberation Serif1"/>
    </style:style>
    <style:style style:name="P13" style:family="paragraph" style:parent-style-name="Standard">
      <style:text-properties style:font-name="Liberation Serif1" officeooo:rsid="00d7bf13" officeooo:paragraph-rsid="00d7bf13" style:font-name-asian="Liberation Serif1" style:font-name-complex="Liberation Serif1"/>
    </style:style>
    <style:style style:name="P14" style:family="paragraph" style:parent-style-name="Standard">
      <style:text-properties style:font-name="Liberation Serif1" officeooo:rsid="00e7398e" officeooo:paragraph-rsid="00e7398e" style:font-name-asian="Liberation Serif1" style:font-name-complex="Liberation Serif1"/>
    </style:style>
    <style:style style:name="P15" style:family="paragraph" style:parent-style-name="Standard">
      <style:text-properties style:font-name="Liberation Serif1" officeooo:rsid="00f8cbd4" officeooo:paragraph-rsid="00f8cbd4" style:font-name-asian="Liberation Serif1" style:font-name-complex="Liberation Serif1"/>
    </style:style>
    <style:style style:name="P16" style:family="paragraph" style:parent-style-name="Standard">
      <style:text-properties style:font-name="Liberation Serif1" officeooo:rsid="010e11fe" officeooo:paragraph-rsid="012b8dd6" style:font-name-asian="Liberation Serif1" style:font-name-complex="Liberation Serif1"/>
    </style:style>
    <style:style style:name="P17" style:family="paragraph" style:parent-style-name="Standard">
      <style:text-properties style:font-name="Liberation Serif1" officeooo:rsid="010e11fe" officeooo:paragraph-rsid="013798b4" style:font-name-asian="Liberation Serif1" style:font-name-complex="Liberation Serif1"/>
    </style:style>
    <style:style style:name="P18" style:family="paragraph" style:parent-style-name="Standard">
      <style:text-properties style:font-name="Liberation Serif1" officeooo:rsid="0102bd91" officeooo:paragraph-rsid="012aff90" style:font-name-asian="Liberation Serif1" style:font-name-complex="Liberation Serif1"/>
    </style:style>
    <style:style style:name="P19" style:family="paragraph" style:parent-style-name="Standard">
      <style:text-properties style:font-name="Liberation Serif1" officeooo:rsid="012b8dd6" officeooo:paragraph-rsid="013798b4" style:font-name-asian="Liberation Serif1" style:font-name-complex="Liberation Serif1"/>
    </style:style>
    <style:style style:name="P20" style:family="paragraph" style:parent-style-name="Standard">
      <style:text-properties style:font-name="Liberation Serif1" officeooo:rsid="01554295" officeooo:paragraph-rsid="01554295" style:font-name-asian="Liberation Serif1" style:font-name-complex="Liberation Serif1"/>
    </style:style>
    <style:style style:name="P21" style:family="paragraph" style:parent-style-name="Standard">
      <style:text-properties style:font-name="Liberation Serif1" officeooo:rsid="01559107" officeooo:paragraph-rsid="01559107" style:font-name-asian="Liberation Serif1" style:font-name-complex="Liberation Serif1"/>
    </style:style>
    <style:style style:name="P22" style:family="paragraph" style:parent-style-name="Standard">
      <style:text-properties style:font-name="Liberation Serif1" officeooo:rsid="01660f2e" officeooo:paragraph-rsid="01660f2e" style:font-name-asian="Liberation Serif1" style:font-name-complex="Liberation Serif1"/>
    </style:style>
    <style:style style:name="P23" style:family="paragraph" style:parent-style-name="Standard">
      <style:text-properties style:font-name="Liberation Serif1" officeooo:rsid="01660f2e" officeooo:paragraph-rsid="020747fd" style:font-name-asian="Liberation Serif1" style:font-name-complex="Liberation Serif1"/>
    </style:style>
    <style:style style:name="P24" style:family="paragraph" style:parent-style-name="Standard">
      <style:text-properties style:font-name="Liberation Serif1" officeooo:rsid="01660f2e" officeooo:paragraph-rsid="020a0aca" style:font-name-asian="Liberation Serif1" style:font-name-complex="Liberation Serif1"/>
    </style:style>
    <style:style style:name="P25" style:family="paragraph" style:parent-style-name="Standard">
      <style:paragraph-properties fo:text-align="center" style:justify-single-word="false"/>
      <style:text-properties style:font-name="Liberation Serif1" officeooo:rsid="01660f2e" officeooo:paragraph-rsid="020747fd" style:font-name-asian="Liberation Serif1" style:font-name-complex="Liberation Serif1"/>
    </style:style>
    <style:style style:name="P26" style:family="paragraph" style:parent-style-name="Standard">
      <style:text-properties style:font-name="Liberation Serif1" officeooo:rsid="01729a2d" officeooo:paragraph-rsid="01729a2d" style:font-name-asian="Liberation Serif1" style:font-name-complex="Liberation Serif1"/>
    </style:style>
    <style:style style:name="P27" style:family="paragraph" style:parent-style-name="Standard">
      <style:text-properties style:font-name="Liberation Serif1" officeooo:rsid="01729a2d" officeooo:paragraph-rsid="0205b2a2" style:font-name-asian="Liberation Serif1" style:font-name-complex="Liberation Serif1"/>
    </style:style>
    <style:style style:name="P28" style:family="paragraph" style:parent-style-name="Standard">
      <style:text-properties style:font-name="Liberation Serif1" officeooo:rsid="018b76a7" officeooo:paragraph-rsid="01a256d8" style:font-name-asian="Liberation Serif1" style:font-name-complex="Liberation Serif1"/>
    </style:style>
    <style:style style:name="P29" style:family="paragraph" style:parent-style-name="Standard">
      <style:text-properties style:font-name="Liberation Serif1" officeooo:rsid="019cc513" officeooo:paragraph-rsid="019cc513" style:font-name-asian="Liberation Serif1" style:font-name-complex="Liberation Serif1"/>
    </style:style>
    <style:style style:name="P30" style:family="paragraph" style:parent-style-name="Standard">
      <style:text-properties style:font-name="Liberation Serif1" officeooo:rsid="019b1aca" officeooo:paragraph-rsid="018b76a7" style:font-name-asian="Liberation Serif1" style:font-name-complex="Liberation Serif1"/>
    </style:style>
    <style:style style:name="P31" style:family="paragraph" style:parent-style-name="Standard">
      <style:text-properties style:font-name="Liberation Serif1" officeooo:rsid="019e5825" officeooo:paragraph-rsid="019cc513" style:font-name-asian="Liberation Serif1" style:font-name-complex="Liberation Serif1"/>
    </style:style>
    <style:style style:name="P32" style:family="paragraph" style:parent-style-name="Standard">
      <style:text-properties style:font-name="Liberation Serif1" officeooo:rsid="01a5da93" officeooo:paragraph-rsid="01a5da93" style:font-name-asian="Liberation Serif1" style:font-name-complex="Liberation Serif1"/>
    </style:style>
    <style:style style:name="P33" style:family="paragraph" style:parent-style-name="Standard">
      <style:text-properties style:font-name="Liberation Serif1" officeooo:rsid="01b32fcf" officeooo:paragraph-rsid="01c24df6" style:font-name-asian="Liberation Serif1" style:font-name-complex="Liberation Serif1"/>
    </style:style>
    <style:style style:name="P34" style:family="paragraph" style:parent-style-name="Standard">
      <style:text-properties style:font-name="Liberation Serif1" officeooo:rsid="01bc9ccc" officeooo:paragraph-rsid="01bc9ccc" style:font-name-asian="Liberation Serif1" style:font-name-complex="Liberation Serif1"/>
    </style:style>
    <style:style style:name="P35" style:family="paragraph" style:parent-style-name="Standard">
      <style:text-properties style:font-name="Liberation Serif1" officeooo:rsid="01c24df6" officeooo:paragraph-rsid="01c24df6" style:font-name-asian="Liberation Serif1" style:font-name-complex="Liberation Serif1"/>
    </style:style>
    <style:style style:name="P36" style:family="paragraph" style:parent-style-name="Standard">
      <style:text-properties style:font-name="Liberation Serif1" officeooo:rsid="01c24df6" officeooo:paragraph-rsid="01c51da5" style:font-name-asian="Liberation Serif1" style:font-name-complex="Liberation Serif1"/>
    </style:style>
    <style:style style:name="P37" style:family="paragraph" style:parent-style-name="Standard">
      <style:text-properties style:font-name="Liberation Serif1" officeooo:rsid="01d4cc56" officeooo:paragraph-rsid="02028117" style:font-name-asian="Liberation Serif1" style:font-name-complex="Liberation Serif1"/>
    </style:style>
    <style:style style:name="P38" style:family="paragraph" style:parent-style-name="Standard">
      <style:text-properties style:font-name="Liberation Serif1" officeooo:rsid="01e77bfa" officeooo:paragraph-rsid="01e77bfa" style:font-name-asian="Liberation Serif1" style:font-name-complex="Liberation Serif1"/>
    </style:style>
    <style:style style:name="P39" style:family="paragraph" style:parent-style-name="Standard">
      <style:text-properties style:font-name="Liberation Serif1" officeooo:rsid="01c64f35" officeooo:paragraph-rsid="01c64f35" style:font-name-asian="Liberation Serif1" style:font-name-complex="Liberation Serif1"/>
    </style:style>
    <style:style style:name="P40" style:family="paragraph" style:parent-style-name="Standard">
      <style:text-properties style:font-name="Liberation Serif1" officeooo:rsid="020151a3" officeooo:paragraph-rsid="020151a3" style:font-name-asian="Liberation Serif1" style:font-name-complex="Liberation Serif1"/>
    </style:style>
    <style:style style:name="P41" style:family="paragraph" style:parent-style-name="Standard">
      <style:text-properties style:font-name="Liberation Serif1" officeooo:rsid="017495d1" officeooo:paragraph-rsid="017495d1" style:font-name-asian="Liberation Serif1" style:font-name-complex="Liberation Serif1"/>
    </style:style>
    <style:style style:name="P42" style:family="paragraph" style:parent-style-name="Standard">
      <style:text-properties style:font-name="Liberation Serif1" officeooo:rsid="01ddd307" officeooo:paragraph-rsid="02028117" style:font-name-asian="Liberation Serif1" style:font-name-complex="Liberation Serif1"/>
    </style:style>
    <style:style style:name="P43" style:family="paragraph" style:parent-style-name="Standard">
      <style:text-properties style:font-name="Liberation Serif1" officeooo:rsid="01f6944e" officeooo:paragraph-rsid="0202811e" style:font-name-asian="Liberation Serif1" style:font-name-complex="Liberation Serif1"/>
    </style:style>
    <style:style style:name="P44" style:family="paragraph" style:parent-style-name="Standard">
      <style:text-properties style:font-name="Liberation Serif1" officeooo:rsid="015ea578" officeooo:paragraph-rsid="020747fd" style:font-name-asian="Liberation Serif1" style:font-name-complex="Liberation Serif1"/>
    </style:style>
    <style:style style:name="P45" style:family="paragraph" style:parent-style-name="Standard">
      <style:text-properties style:font-name="Liberation Serif1" officeooo:rsid="020df72d" officeooo:paragraph-rsid="020df72d" style:font-name-asian="Liberation Serif1" style:font-name-complex="Liberation Serif1"/>
    </style:style>
    <style:style style:name="P46" style:family="paragraph" style:parent-style-name="Standard">
      <style:paragraph-properties fo:text-align="center" style:justify-single-word="false"/>
      <style:text-properties style:font-name="Liberation Serif1" officeooo:rsid="020df72d" officeooo:paragraph-rsid="020df72d" style:font-name-asian="Liberation Serif1" style:font-name-complex="Liberation Serif1"/>
    </style:style>
    <style:style style:name="P47" style:family="paragraph" style:parent-style-name="Standard">
      <style:text-properties style:font-name="Liberation Serif1" officeooo:rsid="021958dc" officeooo:paragraph-rsid="021958dc" style:font-name-asian="Liberation Serif1" style:font-name-complex="Liberation Serif1"/>
    </style:style>
    <style:style style:name="P48" style:family="paragraph" style:parent-style-name="Standard">
      <style:text-properties style:font-name="Liberation Serif1" officeooo:rsid="021958dc" officeooo:paragraph-rsid="0228f09b" style:font-name-asian="Liberation Serif1" style:font-name-complex="Liberation Serif1"/>
    </style:style>
    <style:style style:name="P49" style:family="paragraph" style:parent-style-name="Standard">
      <style:text-properties style:font-name="Liberation Serif1" officeooo:rsid="021c246e" officeooo:paragraph-rsid="021c246e" style:font-name-asian="Liberation Serif1" style:font-name-complex="Liberation Serif1"/>
    </style:style>
    <style:style style:name="P50" style:family="paragraph" style:parent-style-name="Standard">
      <style:text-properties style:font-name="Liberation Serif1" officeooo:rsid="021da1b1" officeooo:paragraph-rsid="021c246e" style:font-name-asian="Liberation Serif1" style:font-name-complex="Liberation Serif1"/>
    </style:style>
    <style:style style:name="P51" style:family="paragraph" style:parent-style-name="Standard">
      <style:text-properties style:font-name="Liberation Serif1" officeooo:rsid="021da1b1" officeooo:paragraph-rsid="02842f11" style:font-name-asian="Liberation Serif1" style:font-name-complex="Liberation Serif1"/>
    </style:style>
    <style:style style:name="P52" style:family="paragraph" style:parent-style-name="Standard">
      <style:text-properties style:font-name="Liberation Serif1" officeooo:rsid="016074b4" officeooo:paragraph-rsid="020a0aca" style:font-name-asian="Liberation Serif1" style:font-name-complex="Liberation Serif1"/>
    </style:style>
    <style:style style:name="P53" style:family="paragraph" style:parent-style-name="Standard">
      <style:text-properties style:font-name="Liberation Serif1" officeooo:rsid="023afe4f" officeooo:paragraph-rsid="023afe4f" style:font-name-asian="Liberation Serif1" style:font-name-complex="Liberation Serif1"/>
    </style:style>
    <style:style style:name="P54" style:family="paragraph" style:parent-style-name="Standard">
      <style:text-properties style:font-name="Liberation Serif1" officeooo:rsid="0249b49c" officeooo:paragraph-rsid="00a2a7c7" style:font-name-asian="Liberation Serif1" style:font-name-complex="Liberation Serif1"/>
    </style:style>
    <style:style style:name="P55" style:family="paragraph" style:parent-style-name="Standard">
      <style:text-properties style:font-name="Liberation Serif1" officeooo:rsid="01c8a501" officeooo:paragraph-rsid="025e166b" style:font-name-asian="Liberation Serif1" style:font-name-complex="Liberation Serif1"/>
    </style:style>
    <style:style style:name="P56" style:family="paragraph" style:parent-style-name="Standard">
      <style:text-properties style:font-name="Liberation Serif1" officeooo:rsid="02013278" officeooo:paragraph-rsid="020151a3" style:font-name-asian="Liberation Serif1" style:font-name-complex="Liberation Serif1"/>
    </style:style>
    <style:style style:name="P57" style:family="paragraph" style:parent-style-name="Standard">
      <style:text-properties style:font-name="Liberation Serif1" officeooo:rsid="0262d52b" officeooo:paragraph-rsid="0262d52b" style:font-name-asian="Liberation Serif1" style:font-name-complex="Liberation Serif1"/>
    </style:style>
    <style:style style:name="P58" style:family="paragraph" style:parent-style-name="Standard">
      <style:text-properties style:font-name="Liberation Serif1" officeooo:rsid="02645592" officeooo:paragraph-rsid="02645592" style:font-name-asian="Liberation Serif1" style:font-name-complex="Liberation Serif1"/>
    </style:style>
    <style:style style:name="P59" style:family="paragraph" style:parent-style-name="Standard">
      <style:text-properties style:font-name="Liberation Serif1" officeooo:rsid="01e4627a" officeooo:paragraph-rsid="0264cd07" style:font-name-asian="Liberation Serif1" style:font-name-complex="Liberation Serif1"/>
    </style:style>
    <style:style style:name="P60" style:family="paragraph" style:parent-style-name="Standard">
      <style:text-properties style:font-name="Liberation Serif1" officeooo:rsid="01e1a26b" officeooo:paragraph-rsid="01e0a4b4" style:font-name-asian="Liberation Serif1" style:font-name-complex="Liberation Serif1"/>
    </style:style>
    <style:style style:name="P61" style:family="paragraph" style:parent-style-name="Standard">
      <style:text-properties style:font-name="Liberation Serif1" officeooo:rsid="0226198a" officeooo:paragraph-rsid="020747fd" style:font-name-asian="Liberation Serif1" style:font-name-complex="Liberation Serif1"/>
    </style:style>
    <style:style style:name="P62" style:family="paragraph" style:parent-style-name="Standard">
      <style:paragraph-properties fo:text-align="center" style:justify-single-word="false"/>
      <style:text-properties style:font-name="Liberation Serif1" officeooo:rsid="0226198a" officeooo:paragraph-rsid="020747fd" style:font-name-asian="Liberation Serif1" style:font-name-complex="Liberation Serif1"/>
    </style:style>
    <style:style style:name="P63" style:family="paragraph" style:parent-style-name="Standard">
      <style:paragraph-properties fo:text-align="center" style:justify-single-word="false"/>
      <style:text-properties style:font-name="Liberation Serif1" officeooo:rsid="0211e9dc" officeooo:paragraph-rsid="020747fd" style:font-name-asian="Liberation Serif1" style:font-name-complex="Liberation Serif1"/>
    </style:style>
    <style:style style:name="P64" style:family="paragraph" style:parent-style-name="Standard">
      <style:paragraph-properties fo:text-align="start" style:justify-single-word="false"/>
      <style:text-properties style:font-name="Liberation Serif1" officeooo:rsid="027b9e2f" officeooo:paragraph-rsid="027b9e2f" style:font-name-asian="Liberation Serif1" style:font-name-complex="Liberation Serif1"/>
    </style:style>
    <style:style style:name="P65" style:family="paragraph" style:parent-style-name="Standard">
      <style:paragraph-properties fo:text-align="center" style:justify-single-word="false"/>
      <style:text-properties style:font-name="Liberation Serif1" officeooo:rsid="027b9e2f" officeooo:paragraph-rsid="027b9e2f" style:font-name-asian="Liberation Serif1" style:font-name-complex="Liberation Serif1"/>
    </style:style>
    <style:style style:name="P66" style:family="paragraph" style:parent-style-name="Standard">
      <style:text-properties style:font-name="Liberation Serif1" officeooo:rsid="0286b9b3" officeooo:paragraph-rsid="0286b9b3" style:font-name-asian="Liberation Serif1" style:font-name-complex="Liberation Serif1"/>
    </style:style>
    <style:style style:name="P67" style:family="paragraph" style:parent-style-name="Standard">
      <style:paragraph-properties fo:text-align="center" style:justify-single-word="false"/>
      <style:text-properties style:font-name="Liberation Serif1" officeooo:rsid="028ab29b" officeooo:paragraph-rsid="028ab29b" style:font-name-asian="Liberation Serif1" style:font-name-complex="Liberation Serif1"/>
    </style:style>
    <style:style style:name="P68" style:family="paragraph" style:parent-style-name="Standard">
      <style:paragraph-properties fo:text-align="center" style:justify-single-word="false"/>
      <style:text-properties style:font-name="Liberation Serif1" fo:font-style="italic" officeooo:rsid="015ea578" officeooo:paragraph-rsid="020747fd" style:font-name-asian="Liberation Serif1" style:font-style-asian="italic" style:font-name-complex="Liberation Serif1" style:font-style-complex="italic"/>
    </style:style>
    <style:style style:name="P69" style:family="paragraph" style:parent-style-name="Standard">
      <style:paragraph-properties fo:text-align="center" style:justify-single-word="false"/>
      <style:text-properties style:font-name="Liberation Serif1" fo:font-style="italic" officeooo:rsid="0277d8a3" officeooo:paragraph-rsid="0277d8a3" style:font-name-asian="Liberation Serif1" style:font-style-asian="italic" style:font-name-complex="Liberation Serif1" style:font-style-complex="italic"/>
    </style:style>
    <style:style style:name="P70" style:family="paragraph" style:parent-style-name="Standard">
      <style:text-properties style:font-name="Liberation Serif1" fo:font-style="italic" officeooo:rsid="0286b9b3" officeooo:paragraph-rsid="0286b9b3" style:font-name-asian="Liberation Serif1" style:font-style-asian="italic" style:font-name-complex="Liberation Serif1" style:font-style-complex="italic"/>
    </style:style>
    <style:style style:name="P71" style:family="paragraph" style:parent-style-name="Standard">
      <style:paragraph-properties fo:text-align="center" style:justify-single-word="false"/>
      <style:text-properties style:font-name="Liberation Serif1" fo:font-style="italic" officeooo:rsid="0286b9b3" officeooo:paragraph-rsid="0286b9b3" style:font-name-asian="Liberation Serif1" style:font-style-asian="italic" style:font-name-complex="Liberation Serif1" style:font-style-complex="italic"/>
    </style:style>
    <style:style style:name="P72" style:family="paragraph" style:parent-style-name="Standard">
      <style:text-properties officeooo:rsid="003fdbbf" officeooo:paragraph-rsid="00694702"/>
    </style:style>
    <style:style style:name="P73" style:family="paragraph" style:parent-style-name="Standard">
      <style:text-properties officeooo:rsid="0079515d" officeooo:paragraph-rsid="0079515d"/>
    </style:style>
    <style:style style:name="P74" style:family="paragraph" style:parent-style-name="Standard">
      <style:text-properties officeooo:rsid="005a66fd" officeooo:paragraph-rsid="00af65ff"/>
    </style:style>
    <style:style style:name="P75" style:family="paragraph" style:parent-style-name="Standard">
      <style:text-properties officeooo:rsid="00be70f6" officeooo:paragraph-rsid="00be70f6"/>
    </style:style>
    <style:style style:name="P76" style:family="paragraph" style:parent-style-name="Standard">
      <style:text-properties officeooo:rsid="006d1f97" officeooo:paragraph-rsid="00a2a7c7"/>
    </style:style>
    <style:style style:name="P77" style:family="paragraph" style:parent-style-name="Standard">
      <style:text-properties officeooo:rsid="006d1f97" officeooo:paragraph-rsid="024b9a05"/>
    </style:style>
    <style:style style:name="P78" style:family="paragraph" style:parent-style-name="Standard">
      <style:paragraph-properties fo:text-align="center" style:justify-single-word="false"/>
      <style:text-properties style:font-name="Noto Serif" officeooo:rsid="027b9e2f" officeooo:paragraph-rsid="027b9e2f"/>
    </style:style>
    <style:style style:name="P79" style:family="paragraph" style:parent-style-name="Standard">
      <style:text-properties style:font-name="Liberation Serif1" officeooo:rsid="02842f11" officeooo:paragraph-rsid="02855b5f" style:font-name-asian="Liberation Serif1" style:font-name-complex="Liberation Serif1"/>
    </style:style>
    <style:style style:name="P80" style:family="paragraph" style:parent-style-name="Standard">
      <style:text-properties style:font-name="Liberation Serif1" officeooo:rsid="0223d54e" officeooo:paragraph-rsid="02855b5f" style:font-name-asian="Liberation Serif1" style:font-name-complex="Liberation Serif1"/>
    </style:style>
    <style:style style:name="P81" style:family="paragraph" style:parent-style-name="Standard">
      <style:text-properties style:font-name="Liberation Serif1" officeooo:rsid="01c8a501" officeooo:paragraph-rsid="025e166b" style:font-name-asian="Liberation Serif1" style:font-name-complex="Liberation Serif1"/>
    </style:style>
    <style:style style:name="P82" style:family="paragraph" style:parent-style-name="Standard">
      <style:text-properties style:font-name="Liberation Serif1" officeooo:rsid="028ff433" officeooo:paragraph-rsid="028ff433" style:font-name-asian="Liberation Serif1" style:font-name-complex="Liberation Serif1"/>
    </style:style>
    <style:style style:name="P83" style:family="paragraph" style:parent-style-name="Standard">
      <style:text-properties style:font-name="Liberation Serif1" officeooo:rsid="021958dc" officeooo:paragraph-rsid="021958dc" style:font-name-asian="Liberation Serif1" style:font-name-complex="Liberation Serif1"/>
    </style:style>
    <style:style style:name="P84" style:family="paragraph" style:parent-style-name="Standard">
      <style:text-properties style:font-name="Liberation Serif1" officeooo:rsid="021da1b1" officeooo:paragraph-rsid="0292fc26" style:font-name-asian="Liberation Serif1" style:font-name-complex="Liberation Serif1"/>
    </style:style>
    <style:style style:name="T1" style:family="text">
      <style:text-properties officeooo:rsid="00189569"/>
    </style:style>
    <style:style style:name="T2" style:family="text">
      <style:text-properties officeooo:rsid="001a58f8"/>
    </style:style>
    <style:style style:name="T3" style:family="text">
      <style:text-properties officeooo:rsid="001ad68f"/>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26fc04" style:font-name-asian="Liberation Serif1" style:font-name-complex="Liberation Serif1"/>
    </style:style>
    <style:style style:name="T6" style:family="text">
      <style:text-properties style:font-name="Liberation Serif1" officeooo:rsid="00257739" style:font-name-asian="Liberation Serif1" style:font-name-complex="Liberation Serif1"/>
    </style:style>
    <style:style style:name="T7" style:family="text">
      <style:text-properties style:font-name="Liberation Serif1" officeooo:rsid="0029e79c" style:font-name-asian="Liberation Serif1" style:font-name-complex="Liberation Serif1"/>
    </style:style>
    <style:style style:name="T8" style:family="text">
      <style:text-properties style:font-name="Liberation Serif1" officeooo:rsid="002ac6c8" style:font-name-asian="Liberation Serif1" style:font-name-complex="Liberation Serif1"/>
    </style:style>
    <style:style style:name="T9" style:family="text">
      <style:text-properties style:font-name="Liberation Serif1" officeooo:rsid="002c0bb3" style:font-name-asian="Liberation Serif1" style:font-name-complex="Liberation Serif1"/>
    </style:style>
    <style:style style:name="T10" style:family="text">
      <style:text-properties style:font-name="Liberation Serif1" officeooo:rsid="002de520" style:font-name-asian="Liberation Serif1" style:font-name-complex="Liberation Serif1"/>
    </style:style>
    <style:style style:name="T11" style:family="text">
      <style:text-properties style:font-name="Liberation Serif1" officeooo:rsid="002fd17b" style:font-name-asian="Liberation Serif1" style:font-name-complex="Liberation Serif1"/>
    </style:style>
    <style:style style:name="T12" style:family="text">
      <style:text-properties style:font-name="Liberation Serif1" officeooo:rsid="0032c330" style:font-name-asian="Liberation Serif1" style:font-name-complex="Liberation Serif1"/>
    </style:style>
    <style:style style:name="T13" style:family="text">
      <style:text-properties style:font-name="Liberation Serif1" officeooo:rsid="00331d03" style:font-name-asian="Liberation Serif1" style:font-name-complex="Liberation Serif1"/>
    </style:style>
    <style:style style:name="T14" style:family="text">
      <style:text-properties style:font-name="Liberation Serif1" officeooo:rsid="0033e218" style:font-name-asian="Liberation Serif1" style:font-name-complex="Liberation Serif1"/>
    </style:style>
    <style:style style:name="T15" style:family="text">
      <style:text-properties style:font-name="Liberation Serif1" officeooo:rsid="0037f70f" style:font-name-asian="Liberation Serif1" style:font-name-complex="Liberation Serif1"/>
    </style:style>
    <style:style style:name="T16" style:family="text">
      <style:text-properties style:font-name="Liberation Serif1" officeooo:rsid="00392038" style:font-name-asian="Liberation Serif1" style:font-name-complex="Liberation Serif1"/>
    </style:style>
    <style:style style:name="T17" style:family="text">
      <style:text-properties style:font-name="Liberation Serif1" officeooo:rsid="003ac7b6" style:font-name-asian="Liberation Serif1" style:font-name-complex="Liberation Serif1"/>
    </style:style>
    <style:style style:name="T18" style:family="text">
      <style:text-properties style:font-name="Liberation Serif1" officeooo:rsid="003c0092" style:font-name-asian="Liberation Serif1" style:font-name-complex="Liberation Serif1"/>
    </style:style>
    <style:style style:name="T19" style:family="text">
      <style:text-properties style:font-name="Liberation Serif1" officeooo:rsid="003d86b1" style:font-name-asian="Liberation Serif1" style:font-name-complex="Liberation Serif1"/>
    </style:style>
    <style:style style:name="T20" style:family="text">
      <style:text-properties style:font-name="Liberation Serif1" officeooo:rsid="003ea540" style:font-name-asian="Liberation Serif1" style:font-name-complex="Liberation Serif1"/>
    </style:style>
    <style:style style:name="T21" style:family="text">
      <style:text-properties style:font-name="Liberation Serif1" officeooo:rsid="0040789f" style:font-name-asian="Liberation Serif1" style:font-name-complex="Liberation Serif1"/>
    </style:style>
    <style:style style:name="T22" style:family="text">
      <style:text-properties style:font-name="Liberation Serif1" officeooo:rsid="0047a177" style:font-name-asian="Liberation Serif1" style:font-name-complex="Liberation Serif1"/>
    </style:style>
    <style:style style:name="T23" style:family="text">
      <style:text-properties style:font-name="Liberation Serif1" officeooo:rsid="0050115a" style:font-name-asian="Liberation Serif1" style:font-name-complex="Liberation Serif1"/>
    </style:style>
    <style:style style:name="T24" style:family="text">
      <style:text-properties style:font-name="Liberation Serif1" officeooo:rsid="0056bd07" style:font-name-asian="Liberation Serif1" style:font-name-complex="Liberation Serif1"/>
    </style:style>
    <style:style style:name="T25" style:family="text">
      <style:text-properties style:font-name="Liberation Serif1" officeooo:rsid="005d23af" style:font-name-asian="Liberation Serif1" style:font-name-complex="Liberation Serif1"/>
    </style:style>
    <style:style style:name="T26" style:family="text">
      <style:text-properties style:font-name="Liberation Serif1" officeooo:rsid="005ddd61" style:font-name-asian="Liberation Serif1" style:font-name-complex="Liberation Serif1"/>
    </style:style>
    <style:style style:name="T27" style:family="text">
      <style:text-properties style:font-name="Liberation Serif1" officeooo:rsid="005fb2ac" style:font-name-asian="Liberation Serif1" style:font-name-complex="Liberation Serif1"/>
    </style:style>
    <style:style style:name="T28" style:family="text">
      <style:text-properties style:font-name="Liberation Serif1" officeooo:rsid="006071ca" style:font-name-asian="Liberation Serif1" style:font-name-complex="Liberation Serif1"/>
    </style:style>
    <style:style style:name="T29" style:family="text">
      <style:text-properties style:font-name="Liberation Serif1" officeooo:rsid="0062666a" style:font-name-asian="Liberation Serif1" style:font-name-complex="Liberation Serif1"/>
    </style:style>
    <style:style style:name="T30" style:family="text">
      <style:text-properties style:font-name="Liberation Serif1" officeooo:rsid="00661166" style:font-name-asian="Liberation Serif1" style:font-name-complex="Liberation Serif1"/>
    </style:style>
    <style:style style:name="T31" style:family="text">
      <style:text-properties style:font-name="Liberation Serif1" officeooo:rsid="00680580" style:font-name-asian="Liberation Serif1" style:font-name-complex="Liberation Serif1"/>
    </style:style>
    <style:style style:name="T32" style:family="text">
      <style:text-properties style:font-name="Liberation Serif1" officeooo:rsid="00694702" style:font-name-asian="Liberation Serif1" style:font-name-complex="Liberation Serif1"/>
    </style:style>
    <style:style style:name="T33" style:family="text">
      <style:text-properties style:font-name="Liberation Serif1" officeooo:rsid="006b9a9b" style:font-name-asian="Liberation Serif1" style:font-name-complex="Liberation Serif1"/>
    </style:style>
    <style:style style:name="T34" style:family="text">
      <style:text-properties style:font-name="Liberation Serif1" officeooo:rsid="006d0d3a" style:font-name-asian="Liberation Serif1" style:font-name-complex="Liberation Serif1"/>
    </style:style>
    <style:style style:name="T35" style:family="text">
      <style:text-properties style:font-name="Liberation Serif1" officeooo:rsid="0071ff9c" style:font-name-asian="Liberation Serif1" style:font-name-complex="Liberation Serif1"/>
    </style:style>
    <style:style style:name="T36" style:family="text">
      <style:text-properties style:font-name="Liberation Serif1" officeooo:rsid="0073fc5a" style:font-name-asian="Liberation Serif1" style:font-name-complex="Liberation Serif1"/>
    </style:style>
    <style:style style:name="T37" style:family="text">
      <style:text-properties style:font-name="Liberation Serif1" officeooo:rsid="00777389" style:font-name-asian="Liberation Serif1" style:font-name-complex="Liberation Serif1"/>
    </style:style>
    <style:style style:name="T38" style:family="text">
      <style:text-properties style:font-name="Liberation Serif1" officeooo:rsid="0079270c" style:font-name-asian="Liberation Serif1" style:font-name-complex="Liberation Serif1"/>
    </style:style>
    <style:style style:name="T39" style:family="text">
      <style:text-properties style:font-name="Liberation Serif1" officeooo:rsid="0079515d" style:font-name-asian="Liberation Serif1" style:font-name-complex="Liberation Serif1"/>
    </style:style>
    <style:style style:name="T40" style:family="text">
      <style:text-properties style:font-name="Liberation Serif1" officeooo:rsid="007c6ac9" style:font-name-asian="Liberation Serif1" style:font-name-complex="Liberation Serif1"/>
    </style:style>
    <style:style style:name="T41" style:family="text">
      <style:text-properties style:font-name="Liberation Serif1" officeooo:rsid="007e26ea" style:font-name-asian="Liberation Serif1" style:font-name-complex="Liberation Serif1"/>
    </style:style>
    <style:style style:name="T42" style:family="text">
      <style:text-properties style:font-name="Liberation Serif1" officeooo:rsid="008093f1" style:font-name-asian="Liberation Serif1" style:font-name-complex="Liberation Serif1"/>
    </style:style>
    <style:style style:name="T43" style:family="text">
      <style:text-properties style:font-name="Liberation Serif1" officeooo:rsid="0082837d" style:font-name-asian="Liberation Serif1" style:font-name-complex="Liberation Serif1"/>
    </style:style>
    <style:style style:name="T44" style:family="text">
      <style:text-properties style:font-name="Liberation Serif1" officeooo:rsid="006f80ac" style:font-name-asian="Liberation Serif1" style:font-name-complex="Liberation Serif1"/>
    </style:style>
    <style:style style:name="T45" style:family="text">
      <style:text-properties style:font-name="Liberation Serif1" officeooo:rsid="0070ebde" style:font-name-asian="Liberation Serif1" style:font-name-complex="Liberation Serif1"/>
    </style:style>
    <style:style style:name="T46" style:family="text">
      <style:text-properties style:font-name="Liberation Serif1" officeooo:rsid="007bd4d8" style:font-name-asian="Liberation Serif1" style:font-name-complex="Liberation Serif1"/>
    </style:style>
    <style:style style:name="T47" style:family="text">
      <style:text-properties style:font-name="Liberation Serif1" officeooo:rsid="006e6ef9" style:font-name-asian="Liberation Serif1" style:font-name-complex="Liberation Serif1"/>
    </style:style>
    <style:style style:name="T48" style:family="text">
      <style:text-properties style:font-name="Liberation Serif1" officeooo:rsid="008a8252" style:font-name-asian="Liberation Serif1" style:font-name-complex="Liberation Serif1"/>
    </style:style>
    <style:style style:name="T49" style:family="text">
      <style:text-properties style:font-name="Liberation Serif1" officeooo:rsid="008acd31" style:font-name-asian="Liberation Serif1" style:font-name-complex="Liberation Serif1"/>
    </style:style>
    <style:style style:name="T50" style:family="text">
      <style:text-properties style:font-name="Liberation Serif1" officeooo:rsid="008ca258" style:font-name-asian="Liberation Serif1" style:font-name-complex="Liberation Serif1"/>
    </style:style>
    <style:style style:name="T51" style:family="text">
      <style:text-properties style:font-name="Liberation Serif1" officeooo:rsid="008dd9dc" style:font-name-asian="Liberation Serif1" style:font-name-complex="Liberation Serif1"/>
    </style:style>
    <style:style style:name="T52" style:family="text">
      <style:text-properties style:font-name="Liberation Serif1" officeooo:rsid="0090ea5f" style:font-name-asian="Liberation Serif1" style:font-name-complex="Liberation Serif1"/>
    </style:style>
    <style:style style:name="T53" style:family="text">
      <style:text-properties style:font-name="Liberation Serif1" officeooo:rsid="0092e0de" style:font-name-asian="Liberation Serif1" style:font-name-complex="Liberation Serif1"/>
    </style:style>
    <style:style style:name="T54" style:family="text">
      <style:text-properties style:font-name="Liberation Serif1" officeooo:rsid="0094dc91" style:font-name-asian="Liberation Serif1" style:font-name-complex="Liberation Serif1"/>
    </style:style>
    <style:style style:name="T55" style:family="text">
      <style:text-properties style:font-name="Liberation Serif1" officeooo:rsid="0097430d" style:font-name-asian="Liberation Serif1" style:font-name-complex="Liberation Serif1"/>
    </style:style>
    <style:style style:name="T56" style:family="text">
      <style:text-properties style:font-name="Liberation Serif1" officeooo:rsid="0098d47d" style:font-name-asian="Liberation Serif1" style:font-name-complex="Liberation Serif1"/>
    </style:style>
    <style:style style:name="T57" style:family="text">
      <style:text-properties style:font-name="Liberation Serif1" officeooo:rsid="009b7a68" style:font-name-asian="Liberation Serif1" style:font-name-complex="Liberation Serif1"/>
    </style:style>
    <style:style style:name="T58" style:family="text">
      <style:text-properties style:font-name="Liberation Serif1" officeooo:rsid="009c7066" style:font-name-asian="Liberation Serif1" style:font-name-complex="Liberation Serif1"/>
    </style:style>
    <style:style style:name="T59" style:family="text">
      <style:text-properties style:font-name="Liberation Serif1" officeooo:rsid="009c8efb" style:font-name-asian="Liberation Serif1" style:font-name-complex="Liberation Serif1"/>
    </style:style>
    <style:style style:name="T60" style:family="text">
      <style:text-properties style:font-name="Liberation Serif1" officeooo:rsid="009c9e03" style:font-name-asian="Liberation Serif1" style:font-name-complex="Liberation Serif1"/>
    </style:style>
    <style:style style:name="T61" style:family="text">
      <style:text-properties style:font-name="Liberation Serif1" officeooo:rsid="009d82ff" style:font-name-asian="Liberation Serif1" style:font-name-complex="Liberation Serif1"/>
    </style:style>
    <style:style style:name="T62" style:family="text">
      <style:text-properties style:font-name="Liberation Serif1" officeooo:rsid="009ecf65" style:font-name-asian="Liberation Serif1" style:font-name-complex="Liberation Serif1"/>
    </style:style>
    <style:style style:name="T63" style:family="text">
      <style:text-properties style:font-name="Liberation Serif1" officeooo:rsid="009efc12" style:font-name-asian="Liberation Serif1" style:font-name-complex="Liberation Serif1"/>
    </style:style>
    <style:style style:name="T64" style:family="text">
      <style:text-properties style:font-name="Liberation Serif1" officeooo:rsid="00a06457" style:font-name-asian="Liberation Serif1" style:font-name-complex="Liberation Serif1"/>
    </style:style>
    <style:style style:name="T65" style:family="text">
      <style:text-properties style:font-name="Liberation Serif1" officeooo:rsid="00a18476" style:font-name-asian="Liberation Serif1" style:font-name-complex="Liberation Serif1"/>
    </style:style>
    <style:style style:name="T66" style:family="text">
      <style:text-properties style:font-name="Liberation Serif1" officeooo:rsid="00a2a7c7" style:font-name-asian="Liberation Serif1" style:font-name-complex="Liberation Serif1"/>
    </style:style>
    <style:style style:name="T67" style:family="text">
      <style:text-properties style:font-name="Liberation Serif1" officeooo:rsid="00a67aa8" style:font-name-asian="Liberation Serif1" style:font-name-complex="Liberation Serif1"/>
    </style:style>
    <style:style style:name="T68" style:family="text">
      <style:text-properties style:font-name="Liberation Serif1" officeooo:rsid="00a94c31" style:font-name-asian="Liberation Serif1" style:font-name-complex="Liberation Serif1"/>
    </style:style>
    <style:style style:name="T69" style:family="text">
      <style:text-properties style:font-name="Liberation Serif1" officeooo:rsid="00ab6cc5" style:font-name-asian="Liberation Serif1" style:font-name-complex="Liberation Serif1"/>
    </style:style>
    <style:style style:name="T70" style:family="text">
      <style:text-properties style:font-name="Liberation Serif1" officeooo:rsid="00ac42cf" style:font-name-asian="Liberation Serif1" style:font-name-complex="Liberation Serif1"/>
    </style:style>
    <style:style style:name="T71" style:family="text">
      <style:text-properties style:font-name="Liberation Serif1" officeooo:rsid="00ae1849" style:font-name-asian="Liberation Serif1" style:font-name-complex="Liberation Serif1"/>
    </style:style>
    <style:style style:name="T72" style:family="text">
      <style:text-properties style:font-name="Liberation Serif1" officeooo:rsid="00af65ff" style:font-name-asian="Liberation Serif1" style:font-name-complex="Liberation Serif1"/>
    </style:style>
    <style:style style:name="T73" style:family="text">
      <style:text-properties style:font-name="Liberation Serif1" officeooo:rsid="00b386d2" style:font-name-asian="Liberation Serif1" style:font-name-complex="Liberation Serif1"/>
    </style:style>
    <style:style style:name="T74" style:family="text">
      <style:text-properties style:font-name="Liberation Serif1" officeooo:rsid="00b55e3f" style:font-name-asian="Liberation Serif1" style:font-name-complex="Liberation Serif1"/>
    </style:style>
    <style:style style:name="T75" style:family="text">
      <style:text-properties style:font-name="Liberation Serif1" officeooo:rsid="00b97e8f" style:font-name-asian="Liberation Serif1" style:font-name-complex="Liberation Serif1"/>
    </style:style>
    <style:style style:name="T76" style:family="text">
      <style:text-properties style:font-name="Liberation Serif1" officeooo:rsid="00b9a53c" style:font-name-asian="Liberation Serif1" style:font-name-complex="Liberation Serif1"/>
    </style:style>
    <style:style style:name="T77" style:family="text">
      <style:text-properties style:font-name="Liberation Serif1" officeooo:rsid="00bb582c" style:font-name-asian="Liberation Serif1" style:font-name-complex="Liberation Serif1"/>
    </style:style>
    <style:style style:name="T78" style:family="text">
      <style:text-properties style:font-name="Liberation Serif1" officeooo:rsid="00bc5226" style:font-name-asian="Liberation Serif1" style:font-name-complex="Liberation Serif1"/>
    </style:style>
    <style:style style:name="T79" style:family="text">
      <style:text-properties style:font-name="Liberation Serif1" officeooo:rsid="00c01793" style:font-name-asian="Liberation Serif1" style:font-name-complex="Liberation Serif1"/>
    </style:style>
    <style:style style:name="T80" style:family="text">
      <style:text-properties style:font-name="Liberation Serif1" officeooo:rsid="00c1f0af" style:font-name-asian="Liberation Serif1" style:font-name-complex="Liberation Serif1"/>
    </style:style>
    <style:style style:name="T81" style:family="text">
      <style:text-properties style:font-name="Liberation Serif1" officeooo:rsid="00c2ea3e" style:font-name-asian="Liberation Serif1" style:font-name-complex="Liberation Serif1"/>
    </style:style>
    <style:style style:name="T82" style:family="text">
      <style:text-properties style:font-name="Liberation Serif1" officeooo:rsid="00c427b8" style:font-name-asian="Liberation Serif1" style:font-name-complex="Liberation Serif1"/>
    </style:style>
    <style:style style:name="T83" style:family="text">
      <style:text-properties style:font-name="Liberation Serif1" officeooo:rsid="00c6a3ef" style:font-name-asian="Liberation Serif1" style:font-name-complex="Liberation Serif1"/>
    </style:style>
    <style:style style:name="T84" style:family="text">
      <style:text-properties style:font-name="Liberation Serif1" officeooo:rsid="00c93582" style:font-name-asian="Liberation Serif1" style:font-name-complex="Liberation Serif1"/>
    </style:style>
    <style:style style:name="T85" style:family="text">
      <style:text-properties style:font-name="Liberation Serif1" officeooo:rsid="00cb94c6" style:font-name-asian="Liberation Serif1" style:font-name-complex="Liberation Serif1"/>
    </style:style>
    <style:style style:name="T86" style:family="text">
      <style:text-properties style:font-name="Liberation Serif1" officeooo:rsid="00cdacd0" style:font-name-asian="Liberation Serif1" style:font-name-complex="Liberation Serif1"/>
    </style:style>
    <style:style style:name="T87" style:family="text">
      <style:text-properties style:font-name="Liberation Serif1" officeooo:rsid="00d5fddc" style:font-name-asian="Liberation Serif1" style:font-name-complex="Liberation Serif1"/>
    </style:style>
    <style:style style:name="T88" style:family="text">
      <style:text-properties style:font-name="Liberation Serif1" officeooo:rsid="00e0dd21" style:font-name-asian="Liberation Serif1" style:font-name-complex="Liberation Serif1"/>
    </style:style>
    <style:style style:name="T89" style:family="text">
      <style:text-properties style:font-name="Liberation Serif1" officeooo:rsid="00efb216" style:font-name-asian="Liberation Serif1" style:font-name-complex="Liberation Serif1"/>
    </style:style>
    <style:style style:name="T90" style:family="text">
      <style:text-properties style:font-name="Liberation Serif1" officeooo:rsid="00f1f390" style:font-name-asian="Liberation Serif1" style:font-name-complex="Liberation Serif1"/>
    </style:style>
    <style:style style:name="T91" style:family="text">
      <style:text-properties style:font-name="Liberation Serif1" officeooo:rsid="00f462ca" style:font-name-asian="Liberation Serif1" style:font-name-complex="Liberation Serif1"/>
    </style:style>
    <style:style style:name="T92" style:family="text">
      <style:text-properties style:font-name="Liberation Serif1" officeooo:rsid="00f5a8f4" style:font-name-asian="Liberation Serif1" style:font-name-complex="Liberation Serif1"/>
    </style:style>
    <style:style style:name="T93" style:family="text">
      <style:text-properties style:font-name="Liberation Serif1" officeooo:rsid="00f7d83c" style:font-name-asian="Liberation Serif1" style:font-name-complex="Liberation Serif1"/>
    </style:style>
    <style:style style:name="T94" style:family="text">
      <style:text-properties style:font-name="Liberation Serif1" officeooo:rsid="00fa0779" style:font-name-asian="Liberation Serif1" style:font-name-complex="Liberation Serif1"/>
    </style:style>
    <style:style style:name="T95" style:family="text">
      <style:text-properties style:font-name="Liberation Serif1" officeooo:rsid="00fb687a" style:font-name-asian="Liberation Serif1" style:font-name-complex="Liberation Serif1"/>
    </style:style>
    <style:style style:name="T96" style:family="text">
      <style:text-properties style:font-name="Liberation Serif1" officeooo:rsid="011906d6" style:font-name-asian="Liberation Serif1" style:font-name-complex="Liberation Serif1"/>
    </style:style>
    <style:style style:name="T97" style:family="text">
      <style:text-properties style:font-name="Liberation Serif1" officeooo:rsid="0121db5c" style:font-name-asian="Liberation Serif1" style:font-name-complex="Liberation Serif1"/>
    </style:style>
    <style:style style:name="T98" style:family="text">
      <style:text-properties style:font-name="Liberation Serif1" officeooo:rsid="01267485" style:font-name-asian="Liberation Serif1" style:font-name-complex="Liberation Serif1"/>
    </style:style>
    <style:style style:name="T99" style:family="text">
      <style:text-properties style:font-name="Liberation Serif1" officeooo:rsid="012b8dd6" style:font-name-asian="Liberation Serif1" style:font-name-complex="Liberation Serif1"/>
    </style:style>
    <style:style style:name="T100" style:family="text">
      <style:text-properties style:font-name="Liberation Serif1" officeooo:rsid="012e49c6" style:font-name-asian="Liberation Serif1" style:font-name-complex="Liberation Serif1"/>
    </style:style>
    <style:style style:name="T101" style:family="text">
      <style:text-properties style:font-name="Liberation Serif1" officeooo:rsid="012eee98" style:font-name-asian="Liberation Serif1" style:font-name-complex="Liberation Serif1"/>
    </style:style>
    <style:style style:name="T102" style:family="text">
      <style:text-properties style:font-name="Liberation Serif1" officeooo:rsid="01522f58" style:font-name-asian="Liberation Serif1" style:font-name-complex="Liberation Serif1"/>
    </style:style>
    <style:style style:name="T103" style:family="text">
      <style:text-properties style:font-name="Liberation Serif1" officeooo:rsid="01588b3c" style:font-name-asian="Liberation Serif1" style:font-name-complex="Liberation Serif1"/>
    </style:style>
    <style:style style:name="T104" style:family="text">
      <style:text-properties style:font-name="Liberation Serif1" officeooo:rsid="01559107" style:font-name-asian="Liberation Serif1" style:font-name-complex="Liberation Serif1"/>
    </style:style>
    <style:style style:name="T105" style:family="text">
      <style:text-properties style:font-name="Liberation Serif1" officeooo:rsid="017961d0" style:font-name-asian="Liberation Serif1" style:font-name-complex="Liberation Serif1"/>
    </style:style>
    <style:style style:name="T106" style:family="text">
      <style:text-properties style:font-name="Liberation Serif1" officeooo:rsid="01797857" style:font-name-asian="Liberation Serif1" style:font-name-complex="Liberation Serif1"/>
    </style:style>
    <style:style style:name="T107" style:family="text">
      <style:text-properties style:font-name="Liberation Serif1" officeooo:rsid="017a93f7" style:font-name-asian="Liberation Serif1" style:font-name-complex="Liberation Serif1"/>
    </style:style>
    <style:style style:name="T108" style:family="text">
      <style:text-properties style:font-name="Liberation Serif1" officeooo:rsid="01705867" style:font-name-asian="Liberation Serif1" style:font-name-complex="Liberation Serif1"/>
    </style:style>
    <style:style style:name="T109" style:family="text">
      <style:text-properties style:font-name="Liberation Serif1" officeooo:rsid="017a95f1" style:font-name-asian="Liberation Serif1" style:font-name-complex="Liberation Serif1"/>
    </style:style>
    <style:style style:name="T110" style:family="text">
      <style:text-properties style:font-name="Liberation Serif1" officeooo:rsid="017a9d0b" style:font-name-asian="Liberation Serif1" style:font-name-complex="Liberation Serif1"/>
    </style:style>
    <style:style style:name="T111" style:family="text">
      <style:text-properties style:font-name="Liberation Serif1" officeooo:rsid="017e6660" style:font-name-asian="Liberation Serif1" style:font-name-complex="Liberation Serif1"/>
    </style:style>
    <style:style style:name="T112" style:family="text">
      <style:text-properties style:font-name="Liberation Serif1" officeooo:rsid="017fcca9" style:font-name-asian="Liberation Serif1" style:font-name-complex="Liberation Serif1"/>
    </style:style>
    <style:style style:name="T113" style:family="text">
      <style:text-properties style:font-name="Liberation Serif1" officeooo:rsid="01861d80" style:font-name-asian="Liberation Serif1" style:font-name-complex="Liberation Serif1"/>
    </style:style>
    <style:style style:name="T114" style:family="text">
      <style:text-properties style:font-name="Liberation Serif1" officeooo:rsid="0187e4b6" style:font-name-asian="Liberation Serif1" style:font-name-complex="Liberation Serif1"/>
    </style:style>
    <style:style style:name="T115" style:family="text">
      <style:text-properties style:font-name="Liberation Serif1" officeooo:rsid="0189b3ee" style:font-name-asian="Liberation Serif1" style:font-name-complex="Liberation Serif1"/>
    </style:style>
    <style:style style:name="T116" style:family="text">
      <style:text-properties style:font-name="Liberation Serif1" officeooo:rsid="019635ff" style:font-name-asian="Liberation Serif1" style:font-name-complex="Liberation Serif1"/>
    </style:style>
    <style:style style:name="T117" style:family="text">
      <style:text-properties style:font-name="Liberation Serif1" officeooo:rsid="0197bfef" style:font-name-asian="Liberation Serif1" style:font-name-complex="Liberation Serif1"/>
    </style:style>
    <style:style style:name="T118" style:family="text">
      <style:text-properties style:font-name="Liberation Serif1" officeooo:rsid="0198bd5a" style:font-name-asian="Liberation Serif1" style:font-name-complex="Liberation Serif1"/>
    </style:style>
    <style:style style:name="T119" style:family="text">
      <style:text-properties style:font-name="Liberation Serif1" officeooo:rsid="0199203a" style:font-name-asian="Liberation Serif1" style:font-name-complex="Liberation Serif1"/>
    </style:style>
    <style:style style:name="T120" style:family="text">
      <style:text-properties style:font-name="Liberation Serif1" officeooo:rsid="019b1aca" style:font-name-asian="Liberation Serif1" style:font-name-complex="Liberation Serif1"/>
    </style:style>
    <style:style style:name="T121" style:family="text">
      <style:text-properties style:font-name="Liberation Serif1" officeooo:rsid="019cc513" style:font-name-asian="Liberation Serif1" style:font-name-complex="Liberation Serif1"/>
    </style:style>
    <style:style style:name="T122" style:family="text">
      <style:text-properties style:font-name="Liberation Serif1" officeooo:rsid="019d0133" style:font-name-asian="Liberation Serif1" style:font-name-complex="Liberation Serif1"/>
    </style:style>
    <style:style style:name="T123" style:family="text">
      <style:text-properties style:font-name="Liberation Serif1" officeooo:rsid="019e5825" style:font-name-asian="Liberation Serif1" style:font-name-complex="Liberation Serif1"/>
    </style:style>
    <style:style style:name="T124" style:family="text">
      <style:text-properties style:font-name="Liberation Serif1" officeooo:rsid="019f48ca" style:font-name-asian="Liberation Serif1" style:font-name-complex="Liberation Serif1"/>
    </style:style>
    <style:style style:name="T125" style:family="text">
      <style:text-properties style:font-name="Liberation Serif1" officeooo:rsid="01a13f67" style:font-name-asian="Liberation Serif1" style:font-name-complex="Liberation Serif1"/>
    </style:style>
    <style:style style:name="T126" style:family="text">
      <style:text-properties style:font-name="Liberation Serif1" officeooo:rsid="01a256d8" style:font-name-asian="Liberation Serif1" style:font-name-complex="Liberation Serif1"/>
    </style:style>
    <style:style style:name="T127" style:family="text">
      <style:text-properties style:font-name="Liberation Serif1" officeooo:rsid="01a38a15" style:font-name-asian="Liberation Serif1" style:font-name-complex="Liberation Serif1"/>
    </style:style>
    <style:style style:name="T128" style:family="text">
      <style:text-properties style:font-name="Liberation Serif1" officeooo:rsid="01a4c2bc" style:font-name-asian="Liberation Serif1" style:font-name-complex="Liberation Serif1"/>
    </style:style>
    <style:style style:name="T129" style:family="text">
      <style:text-properties style:font-name="Liberation Serif1" officeooo:rsid="01a5cac1" style:font-name-asian="Liberation Serif1" style:font-name-complex="Liberation Serif1"/>
    </style:style>
    <style:style style:name="T130" style:family="text">
      <style:text-properties style:font-name="Liberation Serif1" officeooo:rsid="01a96236" style:font-name-asian="Liberation Serif1" style:font-name-complex="Liberation Serif1"/>
    </style:style>
    <style:style style:name="T131" style:family="text">
      <style:text-properties style:font-name="Liberation Serif1" officeooo:rsid="01ab1516" style:font-name-asian="Liberation Serif1" style:font-name-complex="Liberation Serif1"/>
    </style:style>
    <style:style style:name="T132" style:family="text">
      <style:text-properties style:font-name="Liberation Serif1" officeooo:rsid="01b5f0d4" style:font-name-asian="Liberation Serif1" style:font-name-complex="Liberation Serif1"/>
    </style:style>
    <style:style style:name="T133" style:family="text">
      <style:text-properties style:font-name="Liberation Serif1" officeooo:rsid="01c1a040" style:font-name-asian="Liberation Serif1" style:font-name-complex="Liberation Serif1"/>
    </style:style>
    <style:style style:name="T134" style:family="text">
      <style:text-properties style:font-name="Liberation Serif1" officeooo:rsid="01c2ac64" style:font-name-asian="Liberation Serif1" style:font-name-complex="Liberation Serif1"/>
    </style:style>
    <style:style style:name="T135" style:family="text">
      <style:text-properties style:font-name="Liberation Serif1" officeooo:rsid="01c51da5" style:font-name-asian="Liberation Serif1" style:font-name-complex="Liberation Serif1"/>
    </style:style>
    <style:style style:name="T136" style:family="text">
      <style:text-properties style:font-name="Liberation Serif1" officeooo:rsid="01c64f35" style:font-name-asian="Liberation Serif1" style:font-name-complex="Liberation Serif1"/>
    </style:style>
    <style:style style:name="T137" style:family="text">
      <style:text-properties style:font-name="Liberation Serif1" officeooo:rsid="01c8a501" style:font-name-asian="Liberation Serif1" style:font-name-complex="Liberation Serif1"/>
    </style:style>
    <style:style style:name="T138" style:family="text">
      <style:text-properties style:font-name="Liberation Serif1" officeooo:rsid="01c98524" style:font-name-asian="Liberation Serif1" style:font-name-complex="Liberation Serif1"/>
    </style:style>
    <style:style style:name="T139" style:family="text">
      <style:text-properties style:font-name="Liberation Serif1" officeooo:rsid="01cabfe6" style:font-name-asian="Liberation Serif1" style:font-name-complex="Liberation Serif1"/>
    </style:style>
    <style:style style:name="T140" style:family="text">
      <style:text-properties style:font-name="Liberation Serif1" officeooo:rsid="01cca323" style:font-name-asian="Liberation Serif1" style:font-name-complex="Liberation Serif1"/>
    </style:style>
    <style:style style:name="T141" style:family="text">
      <style:text-properties style:font-name="Liberation Serif1" officeooo:rsid="01ceb6ac" style:font-name-asian="Liberation Serif1" style:font-name-complex="Liberation Serif1"/>
    </style:style>
    <style:style style:name="T142" style:family="text">
      <style:text-properties style:font-name="Liberation Serif1" officeooo:rsid="02028117" style:font-name-asian="Liberation Serif1" style:font-name-complex="Liberation Serif1"/>
    </style:style>
    <style:style style:name="T143" style:family="text">
      <style:text-properties style:font-name="Liberation Serif1" officeooo:rsid="0211e9dc" style:font-name-asian="Liberation Serif1" style:font-name-complex="Liberation Serif1"/>
    </style:style>
    <style:style style:name="T144" style:family="text">
      <style:text-properties style:font-name="Liberation Serif1" officeooo:rsid="02150585" style:font-name-asian="Liberation Serif1" style:font-name-complex="Liberation Serif1"/>
    </style:style>
    <style:style style:name="T145" style:family="text">
      <style:text-properties style:font-name="Liberation Serif1" officeooo:rsid="02178923" style:font-name-asian="Liberation Serif1" style:font-name-complex="Liberation Serif1"/>
    </style:style>
    <style:style style:name="T146" style:family="text">
      <style:text-properties style:font-name="Liberation Serif1" officeooo:rsid="021da1b1" style:font-name-asian="Liberation Serif1" style:font-name-complex="Liberation Serif1"/>
    </style:style>
    <style:style style:name="T147" style:family="text">
      <style:text-properties style:font-name="Liberation Serif1" officeooo:rsid="021ea6fa" style:font-name-asian="Liberation Serif1" style:font-name-complex="Liberation Serif1"/>
    </style:style>
    <style:style style:name="T148" style:family="text">
      <style:text-properties style:font-name="Liberation Serif1" officeooo:rsid="02205553" style:font-name-asian="Liberation Serif1" style:font-name-complex="Liberation Serif1"/>
    </style:style>
    <style:style style:name="T149" style:family="text">
      <style:text-properties style:font-name="Liberation Serif1" officeooo:rsid="022fdf07" style:font-name-asian="Liberation Serif1" style:font-name-complex="Liberation Serif1"/>
    </style:style>
    <style:style style:name="T150" style:family="text">
      <style:text-properties style:font-name="Liberation Serif1" officeooo:rsid="0230658a" style:font-name-asian="Liberation Serif1" style:font-name-complex="Liberation Serif1"/>
    </style:style>
    <style:style style:name="T151" style:family="text">
      <style:text-properties style:font-name="Liberation Serif1" officeooo:rsid="02321073" style:font-name-asian="Liberation Serif1" style:font-name-complex="Liberation Serif1"/>
    </style:style>
    <style:style style:name="T152" style:family="text">
      <style:text-properties style:font-name="Liberation Serif1" officeooo:rsid="0236fe58" style:font-name-asian="Liberation Serif1" style:font-name-complex="Liberation Serif1"/>
    </style:style>
    <style:style style:name="T153" style:family="text">
      <style:text-properties style:font-name="Liberation Serif1" officeooo:rsid="023d28eb" style:font-name-asian="Liberation Serif1" style:font-name-complex="Liberation Serif1"/>
    </style:style>
    <style:style style:name="T154" style:family="text">
      <style:text-properties style:font-name="Liberation Serif1" officeooo:rsid="023d40d8" style:font-name-asian="Liberation Serif1" style:font-name-complex="Liberation Serif1"/>
    </style:style>
    <style:style style:name="T155" style:family="text">
      <style:text-properties style:font-name="Liberation Serif1" officeooo:rsid="023f0419" style:font-name-asian="Liberation Serif1" style:font-name-complex="Liberation Serif1"/>
    </style:style>
    <style:style style:name="T156" style:family="text">
      <style:text-properties style:font-name="Liberation Serif1" officeooo:rsid="02409d09" style:font-name-asian="Liberation Serif1" style:font-name-complex="Liberation Serif1"/>
    </style:style>
    <style:style style:name="T157" style:family="text">
      <style:text-properties style:font-name="Liberation Serif1" officeooo:rsid="02422dee" style:font-name-asian="Liberation Serif1" style:font-name-complex="Liberation Serif1"/>
    </style:style>
    <style:style style:name="T158" style:family="text">
      <style:text-properties style:font-name="Liberation Serif1" officeooo:rsid="0244241e" style:font-name-asian="Liberation Serif1" style:font-name-complex="Liberation Serif1"/>
    </style:style>
    <style:style style:name="T159" style:family="text">
      <style:text-properties style:font-name="Liberation Serif1" officeooo:rsid="02468bb8" style:font-name-asian="Liberation Serif1" style:font-name-complex="Liberation Serif1"/>
    </style:style>
    <style:style style:name="T160" style:family="text">
      <style:text-properties style:font-name="Liberation Serif1" officeooo:rsid="0249b49c" style:font-name-asian="Liberation Serif1" style:font-name-complex="Liberation Serif1"/>
    </style:style>
    <style:style style:name="T161" style:family="text">
      <style:text-properties style:font-name="Liberation Serif1" officeooo:rsid="024acb71" style:font-name-asian="Liberation Serif1" style:font-name-complex="Liberation Serif1"/>
    </style:style>
    <style:style style:name="T162" style:family="text">
      <style:text-properties style:font-name="Liberation Serif1" officeooo:rsid="024d26e4" style:font-name-asian="Liberation Serif1" style:font-name-complex="Liberation Serif1"/>
    </style:style>
    <style:style style:name="T163" style:family="text">
      <style:text-properties style:font-name="Liberation Serif1" officeooo:rsid="024ed347" style:font-name-asian="Liberation Serif1" style:font-name-complex="Liberation Serif1"/>
    </style:style>
    <style:style style:name="T164" style:family="text">
      <style:text-properties style:font-name="Liberation Serif1" officeooo:rsid="02528174" style:font-name-asian="Liberation Serif1" style:font-name-complex="Liberation Serif1"/>
    </style:style>
    <style:style style:name="T165" style:family="text">
      <style:text-properties style:font-name="Liberation Serif1" officeooo:rsid="02682a01" style:font-name-asian="Liberation Serif1" style:font-name-complex="Liberation Serif1"/>
    </style:style>
    <style:style style:name="T166" style:family="text">
      <style:text-properties style:font-name="Liberation Serif1" officeooo:rsid="026a120d" style:font-name-asian="Liberation Serif1" style:font-name-complex="Liberation Serif1"/>
    </style:style>
    <style:style style:name="T167" style:family="text">
      <style:text-properties style:font-name="Liberation Serif1" officeooo:rsid="02795b29" style:font-name-asian="Liberation Serif1" style:font-name-complex="Liberation Serif1"/>
    </style:style>
    <style:style style:name="T168" style:family="text">
      <style:text-properties style:font-name="Liberation Serif1" officeooo:rsid="028e5025" style:font-name-asian="Liberation Serif1" style:font-name-complex="Liberation Serif1"/>
    </style:style>
    <style:style style:name="T169" style:family="text">
      <style:text-properties style:font-name="Liberation Serif1" officeooo:rsid="0026fc04"/>
    </style:style>
    <style:style style:name="T170" style:family="text">
      <style:text-properties style:font-name="Liberation Serif1" style:font-name-asian="WenQuanYi Micro Hei" style:font-name-complex="Lohit Devanagari"/>
    </style:style>
    <style:style style:name="T171" style:family="text">
      <style:text-properties style:font-name="Liberation Serif1" officeooo:rsid="0029e79c" style:font-name-asian="WenQuanYi Micro Hei" style:font-name-complex="Lohit Devanagari"/>
    </style:style>
    <style:style style:name="T172" style:family="text">
      <style:text-properties style:font-name="Liberation Serif" style:font-name-asian="WenQuanYi Micro Hei" style:font-name-complex="Lohit Devanagari"/>
    </style:style>
    <style:style style:name="T173" style:family="text">
      <style:text-properties style:font-name="Liberation Serif" officeooo:rsid="00257739" style:font-name-asian="WenQuanYi Micro Hei" style:font-name-complex="Lohit Devanagari"/>
    </style:style>
    <style:style style:name="T174" style:family="text">
      <style:text-properties style:font-name="Liberation Serif" officeooo:rsid="003506b0" style:font-name-asian="WenQuanYi Micro Hei" style:font-name-complex="Lohit Devanagari"/>
    </style:style>
    <style:style style:name="T175" style:family="text">
      <style:text-properties officeooo:rsid="00cea269"/>
    </style:style>
    <style:style style:name="T176" style:family="text">
      <style:text-properties officeooo:rsid="00d72f40"/>
    </style:style>
    <style:style style:name="T177" style:family="text">
      <style:text-properties officeooo:rsid="00f04063"/>
    </style:style>
    <style:style style:name="T178" style:family="text">
      <style:text-properties officeooo:rsid="010c2226"/>
    </style:style>
    <style:style style:name="T179" style:family="text">
      <style:text-properties officeooo:rsid="01235bb8"/>
    </style:style>
    <style:style style:name="T180" style:family="text">
      <style:text-properties officeooo:rsid="011fec73"/>
    </style:style>
    <style:style style:name="T181" style:family="text">
      <style:text-properties officeooo:rsid="012eee98"/>
    </style:style>
    <style:style style:name="T182" style:family="text">
      <style:text-properties officeooo:rsid="014902da"/>
    </style:style>
    <style:style style:name="T183" style:family="text">
      <style:text-properties officeooo:rsid="0153c5d2"/>
    </style:style>
    <style:style style:name="T184" style:family="text">
      <style:text-properties officeooo:rsid="01559107"/>
    </style:style>
    <style:style style:name="T185" style:family="text">
      <style:text-properties officeooo:rsid="015cf517"/>
    </style:style>
    <style:style style:name="T186" style:family="text">
      <style:text-properties officeooo:rsid="0167e981"/>
    </style:style>
    <style:style style:name="T187" style:family="text">
      <style:text-properties officeooo:rsid="01705867"/>
    </style:style>
    <style:style style:name="T188" style:family="text">
      <style:text-properties officeooo:rsid="017495d1"/>
    </style:style>
    <style:style style:name="T189" style:family="text">
      <style:text-properties officeooo:rsid="01782a48"/>
    </style:style>
    <style:style style:name="T190" style:family="text">
      <style:text-properties officeooo:rsid="0187e4b6"/>
    </style:style>
    <style:style style:name="T191" style:family="text">
      <style:text-properties officeooo:rsid="0190793e"/>
    </style:style>
    <style:style style:name="T192" style:family="text">
      <style:text-properties officeooo:rsid="018d40fe"/>
    </style:style>
    <style:style style:name="T193" style:family="text">
      <style:text-properties officeooo:rsid="019c9603"/>
    </style:style>
    <style:style style:name="T194" style:family="text">
      <style:text-properties officeooo:rsid="01a256d8"/>
    </style:style>
    <style:style style:name="T195" style:family="text">
      <style:text-properties officeooo:rsid="01a66ed3"/>
    </style:style>
    <style:style style:name="T196" style:family="text">
      <style:text-properties officeooo:rsid="01b96724"/>
    </style:style>
    <style:style style:name="T197" style:family="text">
      <style:text-properties officeooo:rsid="01be7430"/>
    </style:style>
    <style:style style:name="T198" style:family="text">
      <style:text-properties officeooo:rsid="01c167b7"/>
    </style:style>
    <style:style style:name="T199" style:family="text">
      <style:text-properties officeooo:rsid="01c24df6"/>
    </style:style>
    <style:style style:name="T200" style:family="text">
      <style:text-properties officeooo:rsid="01c2ac64"/>
    </style:style>
    <style:style style:name="T201" style:family="text">
      <style:text-properties officeooo:rsid="01c98524"/>
    </style:style>
    <style:style style:name="T202" style:family="text">
      <style:text-properties officeooo:rsid="01d05e17"/>
    </style:style>
    <style:style style:name="T203" style:family="text">
      <style:text-properties officeooo:rsid="01d4cf66"/>
    </style:style>
    <style:style style:name="T204" style:family="text">
      <style:text-properties officeooo:rsid="01ddd307"/>
    </style:style>
    <style:style style:name="T205" style:family="text">
      <style:text-properties officeooo:rsid="01e88c24"/>
    </style:style>
    <style:style style:name="T206" style:family="text">
      <style:text-properties officeooo:rsid="01eacac6"/>
    </style:style>
    <style:style style:name="T207" style:family="text">
      <style:text-properties officeooo:rsid="01eed421"/>
    </style:style>
    <style:style style:name="T208" style:family="text">
      <style:text-properties officeooo:rsid="01f1a9cc"/>
    </style:style>
    <style:style style:name="T209" style:family="text">
      <style:text-properties officeooo:rsid="02013278"/>
    </style:style>
    <style:style style:name="T210" style:family="text">
      <style:text-properties officeooo:rsid="0226198a"/>
    </style:style>
    <style:style style:name="T211" style:family="text">
      <style:text-properties officeooo:rsid="021c246e"/>
    </style:style>
    <style:style style:name="T212" style:family="text">
      <style:text-properties officeooo:rsid="022e3da8"/>
    </style:style>
    <style:style style:name="T213" style:family="text">
      <style:text-properties officeooo:rsid="0233b2d0"/>
    </style:style>
    <style:style style:name="T214" style:family="text">
      <style:text-properties officeooo:rsid="0234f1ef"/>
    </style:style>
    <style:style style:name="T215" style:family="text">
      <style:text-properties officeooo:rsid="0250999a"/>
    </style:style>
    <style:style style:name="T216" style:family="text">
      <style:text-properties officeooo:rsid="02585085"/>
    </style:style>
    <style:style style:name="T217" style:family="text">
      <style:text-properties officeooo:rsid="025de028"/>
    </style:style>
    <style:style style:name="T218" style:family="text">
      <style:text-properties officeooo:rsid="02645592"/>
    </style:style>
    <style:style style:name="T219" style:family="text">
      <style:text-properties officeooo:rsid="02648263"/>
    </style:style>
    <style:style style:name="T220" style:family="text">
      <style:text-properties officeooo:rsid="0264cd07"/>
    </style:style>
    <style:style style:name="T221" style:family="text">
      <style:text-properties officeooo:rsid="026ba018"/>
    </style:style>
    <style:style style:name="T222" style:family="text">
      <style:text-properties officeooo:rsid="026c17f9"/>
    </style:style>
    <style:style style:name="T223" style:family="text">
      <style:text-properties officeooo:rsid="026ca79d"/>
    </style:style>
    <style:style style:name="T224" style:family="text">
      <style:text-properties officeooo:rsid="026dd342"/>
    </style:style>
    <style:style style:name="T225" style:family="text">
      <style:text-properties officeooo:rsid="027064ac"/>
    </style:style>
    <style:style style:name="T226" style:family="text">
      <style:text-properties officeooo:rsid="027aed7d"/>
    </style:style>
    <style:style style:name="T227" style:family="text">
      <style:text-properties officeooo:rsid="02205553"/>
    </style:style>
    <style:style style:name="T228" style:family="text">
      <style:text-properties officeooo:rsid="02855b5f"/>
    </style:style>
    <style:style style:name="T229" style:family="text">
      <style:text-properties officeooo:rsid="0286b9b3"/>
    </style:style>
    <style:style style:name="T230" style:family="text">
      <style:text-properties officeooo:rsid="0287f25b"/>
    </style:style>
    <style:style style:name="T231" style:family="text">
      <style:text-properties officeooo:rsid="028ad53d"/>
    </style:style>
    <style:style style:name="T232" style:family="text">
      <style:text-properties officeooo:rsid="028e5025"/>
    </style:style>
    <style:style style:name="T233" style:family="text">
      <style:text-properties officeooo:rsid="028ff433"/>
    </style:style>
    <style:style style:name="T234" style:family="text">
      <style:text-properties style:font-name="Liberation Serif1" style:font-name-asian="Liberation Serif1" style:font-name-complex="Liberation Serif1"/>
    </style:style>
    <style:style style:name="T235" style:family="text">
      <style:text-properties officeooo:rsid="02914781"/>
    </style:style>
    <style:style style:name="T236" style:family="text">
      <style:text-properties officeooo:rsid="02941c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I</text:p>
      <text:p text:style-name="P2"/>
      <text:p text:style-name="P2"/>
      <text:p text:style-name="P2"><text:span text:style-name="T1">Le</text:span> acompañaba por la escalera intentando sincronizar <text:span text:style-name="T2">mi paso con el suyo</text:span>, y lo conseguía peligrosamente, <text:span text:style-name="T3">porque mi hermano Marcos tenía la agilidad y la velocidad de un gato, y yo… bueno, yo estaba lo bastante obeso como para no poder ver, a las claras, los peldaños que tenía bajo mis pies. Y menos aún, tan rápido.</text:span></text:p>
      <text:p text:style-name="P2"/>
      <text:p text:style-name="P3"><text:span text:style-name="T4">—</text:span><text:span text:style-name="T5">«</text:span><text:span text:style-name="T172">¡</text:span>Aaaahhh!<text:span text:style-name="T169">»</text:span><text:span text:style-name="T4">— </text:span><text:span text:style-name="T172">solté un grito, sorprendentemte agudo, cuando mis piernas se enredaron entre sí, y </text:span><text:span text:style-name="T173">mi cuerpo aterrizó, </text:span><text:span text:style-name="T174">violentamente, </text:span><text:span text:style-name="T173">retorcido sobre el rellano. </text:span></text:p>
      <text:p text:style-name="P4"><text:span text:style-name="T6">―</text:span><text:span text:style-name="T170">«</text:span><text:span text:style-name="T171">¿Qué pasó?»</text:span><text:span text:style-name="T7">— </text:span><text:span text:style-name="T168">mi hermano </text:span><text:span text:style-name="T7">Mar</text:span><text:span text:style-name="T149">cos</text:span><text:span text:style-name="T7"> </text:span><text:span text:style-name="T8">no disimuló una sonora carcajada que retumbó en mi oído al agacharse para </text:span><text:span text:style-name="T9">ayudarme a levantar.</text:span></text:p>
      <text:p text:style-name="P5"><text:span text:style-name="T9">—</text:span><text:span text:style-name="T4">«Nada. </text:span><text:span text:style-name="T10">He resbalado. No me he hecho daño»— </text:span><text:span text:style-name="T11">mentía doblemente. </text:span><text:span text:style-name="T12">Mis piernas se habían trenzado </text:span><text:span text:style-name="T13">en un despliege de torpeza supina, y un dolor agudo recorría en oleadas </text:span><text:span text:style-name="T14">todas mis </text:span><text:span text:style-name="T152">zonas</text:span><text:span text:style-name="T14"> bajas, incluida mi entrepierna. </text:span></text:p>
      <text:p text:style-name="P6"><text:span text:style-name="T14">M</text:span><text:span text:style-name="T4">e </text:span><text:span text:style-name="T15">fui levantando mientras Mar</text:span><text:span text:style-name="T149">c</text:span><text:span text:style-name="T15">os iba enderezándome, </text:span><text:span text:style-name="T4">parte a parte, como un </text:span><text:span text:style-name="T15">niño da </text:span><text:span text:style-name="T16">postura</text:span><text:span text:style-name="T15"> humana a </text:span><text:span text:style-name="T18">su</text:span><text:span text:style-name="T15"> </text:span><text:span text:style-name="T4">muñe</text:span><text:span text:style-name="T15">co articulado, afanándose en encontrar el equilibrio que le mantenga de pie, sin </text:span><text:span text:style-name="T18">sujetarl</text:span><text:span text:style-name="T54">e</text:span><text:span text:style-name="T15">. </text:span><text:span text:style-name="T17">Y con </text:span><text:span text:style-name="T19">la </text:span><text:span text:style-name="T17">entrega </text:span><text:span text:style-name="T19">propia de </text:span><text:span text:style-name="T20">un santo, </text:span><text:span text:style-name="T18">lo consiguió.</text:span></text:p>
      <text:p text:style-name="P7"/>
      <text:p text:style-name="P72"><text:span text:style-name="T18">S</text:span><text:span text:style-name="T4">alimos juntos a la calle </text:span><text:span text:style-name="T30">y él se despidió de mí, </text:span><text:span text:style-name="T31">levantando su rostro con un gesto guasón que me hizo enrojecer </text:span><text:span text:style-name="T32">ipso facto. Forcé una media sonrisa </text:span><text:span text:style-name="T36">y </text:span><text:span text:style-name="T33">contemplé, </text:span><text:span text:style-name="T36">mientras se alejaba, </text:span><text:span text:style-name="T34">como sus cabellos ondulados y largos jugueteaban sobre sus hombros, en ese caminar flexible de </text:span><text:span text:style-name="T40">elegantes </text:span><text:span text:style-name="T34">zancadas, </text:span><text:span text:style-name="T162">que </text:span><text:span text:style-name="T165">tanto me gustaba de él.</text:span></text:p>
      <text:p text:style-name="P77"><text:span text:style-name="T34">―</text:span><text:span text:style-name="T4">«</text:span><text:span text:style-name="T44">¡</text:span><text:span text:style-name="T47">Apresúrate, que vas a llegar tarde!</text:span><text:span text:style-name="T44">»―me apremió mi hermano, </text:span><text:span text:style-name="T35">girándose repentinamente, antes de desaparecer </text:span><text:span text:style-name="T48">tras el escaparate </text:span><text:span text:style-name="T151">rojo</text:span><text:span text:style-name="T49"> </text:span><text:span text:style-name="T48">de</text:span><text:span text:style-name="T50">l Newness </text:span><text:span text:style-name="T51">M</text:span><text:span text:style-name="T50">arket</text:span><text:span text:style-name="T51">, un peculiar bazar </text:span><text:span text:style-name="T53">en la esquina de la calle, </text:span><text:span text:style-name="T51">en el que </text:span><text:span text:style-name="T149">Marcos</text:span><text:span text:style-name="T51"> trabajaba </text:span><text:span text:style-name="T66">por las tardes,</text:span><text:span text:style-name="T51"> desde su apertura, dos </text:span><text:span text:style-name="T167">meses</text:span><text:span text:style-name="T51"> atrás. </text:span></text:p>
      <text:p text:style-name="P77"><text:span text:style-name="T89">Era </text:span><text:span text:style-name="T74">d</text:span><text:span text:style-name="T51">ependiente </text:span><text:span text:style-name="T52">especializado </text:span><text:span text:style-name="T150">de</text:span><text:span text:style-name="T52"> </text:span><text:span text:style-name="T85">la</text:span><text:span text:style-name="T52"> sección</text:span><text:span text:style-name="T150"> </text:span><text:span text:style-name="T53">Mercados Alternativos para Proyectos Sociales. <text:s/></text:span></text:p>
      <text:p text:style-name="P76"><text:span text:style-name="T53">Mar</text:span><text:span text:style-name="T149">c</text:span><text:span text:style-name="T103">os</text:span><text:span text:style-name="T53">, </text:span><text:span text:style-name="T55">había llegado a sus </text:span><text:span text:style-name="T54">19 años </text:span><text:span text:style-name="T56">sumergido </text:span><text:span text:style-name="T55">en un maremágnum de ocupaciones. </text:span><text:span text:style-name="T58">Estudiante universitario de Biología</text:span><text:span text:style-name="T57"> </text:span><text:span text:style-name="T60">y</text:span><text:span text:style-name="T59"> </text:span><text:span text:style-name="T61">ecologista voluntario, conocía al detalle una </text:span><text:span text:style-name="T66">sorprendente</text:span><text:span text:style-name="T61"> </text:span><text:span text:style-name="T65">amalgama</text:span><text:span text:style-name="T61"> de </text:span><text:span text:style-name="T62">problemas, </text:span><text:span text:style-name="T63">intrigas </text:span><text:span text:style-name="T64">y</text:span><text:span text:style-name="T62"> peligros </text:span><text:span text:style-name="T64">amenazantes,</text:span><text:span text:style-name="T97"> </text:span><text:span text:style-name="T153">que hacían de su vida </text:span><text:span text:style-name="T154">un campo de batalla en el que había elegido luchar, </text:span><text:span text:style-name="T155">blandiendo quiméricas espadas, </text:span><text:span text:style-name="T156">afiladas con </text:span><text:span text:style-name="T157">nobles </text:span><text:span text:style-name="T158">actos y </text:span><text:span text:style-name="T157">palabras </text:span><text:span text:style-name="T159">que manaban </text:span><text:span text:style-name="T166">de él </text:span><text:span text:style-name="T161">con </text:span><text:span text:style-name="T166">el</text:span><text:span text:style-name="T161"> don de la </text:span><text:span text:style-name="T160">lucidez. <text:s/></text:span><text:span text:style-name="T163">Yo le </text:span><text:span text:style-name="T161">admiraba.</text:span></text:p>
      <text:p text:style-name="P54"/>
      <text:p text:style-name="P73"><text:span text:style-name="T45">M</text:span><text:span text:style-name="T4">iré la hora y </text:span><text:span text:style-name="T46">un nuevo rubor asaltó mi rostro, ya acalorado. </text:span><text:span text:style-name="T69">Efectivamente, llegaría herido </text:span><text:span text:style-name="T70">y</text:span><text:span text:style-name="T69"> tarde, a no ser que </text:span><text:span text:style-name="T71">saliera a escape </text:span><text:span text:style-name="T76">en </text:span><text:span text:style-name="T96">aquel</text:span><text:span text:style-name="T76"> </text:span><text:span text:style-name="T87">preciso </text:span><text:span text:style-name="T76">momento</text:span><text:span text:style-name="T71">. </text:span><text:span text:style-name="T75">Era mi tarde de psicólogo. </text:span><text:span text:style-name="T76">No me convenía añadir más elementos en su lista para indagarme.</text:span></text:p>
      <text:p text:style-name="P9"/>
      <text:p text:style-name="P72"><text:span text:style-name="T21">La Gran Avenida </text:span><text:span text:style-name="T22">tomó el protagonismo de inmediato </text:span><text:span text:style-name="T27">y se me antojó imaginarla como un </text:span><text:span text:style-name="T23">gigantesco escenario, </text:span><text:span text:style-name="T132">exhibiéndome</text:span><text:span text:style-name="T85"> </text:span><text:span text:style-name="T27">en primer plano, ante un </text:span><text:span text:style-name="T26">público </text:span><text:span text:style-name="T28">expectante.</text:span></text:p>
      <text:p text:style-name="P74"><text:span text:style-name="T24">A</text:span><text:span text:style-name="T4">l dar mis primeros pasos, en </text:span><text:span text:style-name="T77">un </text:span><text:span text:style-name="T72">arrebato de urgencia, </text:span><text:span text:style-name="T4">mi cuerpo magullado </text:span><text:span text:style-name="T25">castigó con dureza mi intención de ignorarle. Mi pierna derecha </text:span><text:span text:style-name="T29">quebró con un sonoro crujido que me obligó a parar en seco. </text:span></text:p>
      <text:p text:style-name="P74"><text:span text:style-name="T37">Ahogué un ronco quejido para no llamar la atención </text:span><text:span text:style-name="T41">más de lo necesario</text:span><text:span text:style-name="T38">, </text:span><text:span text:style-name="T41">apoyándome con sumo cuidado </text:span><text:span text:style-name="T73">en</text:span><text:span text:style-name="T42"> la jardinera de petunias </text:span><text:span text:style-name="T67">que adornaba la </text:span><text:span text:style-name="T78">acera,</text:span><text:span text:style-name="T42"> </text:span><text:span text:style-name="T43">y </text:span><text:span text:style-name="T77">me </text:span><text:span text:style-name="T43">f</text:span><text:span text:style-name="T38">roté </text:span><text:span text:style-name="T39">con ahínco allí donde la agudeza del dolor </text:span><text:span text:style-name="T68">lo hacía </text:span><text:span text:style-name="T72">inevitable.</text:span></text:p>
      <text:p text:style-name="P8"/>
      <text:p text:style-name="P75"><text:span text:style-name="T72">D</text:span><text:span text:style-name="T4">e repente, una masa o</text:span><text:span text:style-name="T79">b</text:span><text:span text:style-name="T4">scura </text:span><text:span text:style-name="T79">se acercó rápidamente hasta situarse a pocos centímetros de mi hombro izquierdo. Alcé el rostro con el </text:span><text:span text:style-name="T80">ímpetu de</text:span><text:span text:style-name="T79"> un espasmo </text:span><text:span text:style-name="T80">y </text:span><text:span text:style-name="T81">todo mi campo visual se ocupó con <text:s/>un corpachón enfundado en </text:span><text:span text:style-name="T86">una extraña </text:span><text:span text:style-name="T81">vestimenta. </text:span><text:span text:style-name="T82">U</text:span><text:span text:style-name="T81">na melena aceitosa y lacia, cayendo desordenadamente sobre </text:span><text:span text:style-name="T83">la faz más pálida que había visto en mucho tiempo, me dejó </text:span><text:span text:style-name="T84">p</text:span><text:span text:style-name="T98">erplejo</text:span><text:span text:style-name="T81">.</text:span></text:p>
      <text:p text:style-name="P8"><text:soft-page-break/></text:p>
      <text:p text:style-name="P11"/>
      <text:p text:style-name="P11"/>
      <text:p text:style-name="P11"/>
      <text:p text:style-name="P11">—<text:span text:style-name="T175">¡Eeeh, chico!—el tipo, visiblemente turbado, flexionó su tronco hacia mí y los centímetros entre él y yo diminuyeron más todavía. </text:span></text:p>
      <text:p text:style-name="P13">—¿Si?—<text:span text:style-name="T179">un hilillo de voz denotó mi desconcierto. Eché el cuerpo hacia atrás, disimuladamente, cuando mi olfato percibió su sobaquina campeando libremente al vaivén de sus movimientos.</text:span></text:p>
      <text:p text:style-name="P12"><text:span text:style-name="T4">—</text:span><text:span text:style-name="T187">Oye..., necesito ayuda</text:span><text:span text:style-name="T4">…,</text:span><text:span text:style-name="T88"> es que he tenido un problema, con una gente…― </text:span><text:span text:style-name="T182">su voz y su rostro parecían muy agitados. En su mano llevaba</text:span><text:span text:style-name="T88"> un pa</text:span><text:span text:style-name="T177">ñuelo de papel arrugado, salpicado de manchas rojas que no me dejaron duda alguna. Aquello era sangre.</text:span></text:p>
      <text:p text:style-name="P10"/>
      <text:p text:style-name="P10">Percibí que mi mandíbula inferior había descendido hasta dejar <text:span text:style-name="T176">un resquicio entre mis labios por donde empecé a respirar a un ritmo cada vez más rápido. </text:span></text:p>
      <text:p text:style-name="P14"/>
      <text:p text:style-name="P14">—<text:span text:style-name="T185">¡Me han machacado! Entre dos. En el callejón de atrás. </text:span><text:span text:style-name="T90">—</text:span><text:span text:style-name="T91">alzó su brazo en un ademán de señalar </text:span><text:span text:style-name="T92">el lugar preciso, y </text:span><text:span text:style-name="T93">tosió con fuerza. </text:span></text:p>
      <text:p text:style-name="P15"><text:span text:style-name="T4">—¿Qué?</text:span><text:span text:style-name="T94">—</text:span><text:span text:style-name="T95">mi monosil</text:span><text:span text:style-name="T189">labo</text:span><text:span text:style-name="T95"> alentó en él una retaíla de </text:span><text:span text:style-name="T178">nerviosas </text:span><text:span text:style-name="T95">explicaciones que provocaron en mí el deseo de </text:span><text:span text:style-name="T213">escapar de allí, en ese mismo momento.</text:span><text:span text:style-name="T95"> Algo que mi estado físico, por supuesto, no me permitiría. </text:span></text:p>
      <text:p text:style-name="P16">—<text:span text:style-name="T183">¡Me han robado todo lo que llevaba!—profirió con multitud de aspavientos—. Mi cartera…, ¡más de seiscientos euros!…, mi guitarra…, ¡joder, mi guitarra!… que toco en un grupo,¿sabes?…, mi móvil, un Ipod nuevo…¡ffffff!...¡jodeeerrrrrr!—su voz se había ido elevando hasta terminar en una especie de rugido que alertó a los viandantes más cercanos. Unos cuantos ojos se posaron quedamente en él y en mí. Deseé intensamente que alguien se aproximara, que llegaran refuerzos, pero nadie decidió hacerlo.</text:span></text:p>
      <text:p text:style-name="P19"/>
      <text:p text:style-name="P17"><text:span text:style-name="T99">—</text:span><text:span text:style-name="T180">Han venido por detrás</text:span><text:span text:style-name="T100">—</text:span><text:span text:style-name="T181">prosiguió, absorto en su relato</text:span><text:span text:style-name="T101">— </text:span><text:span text:style-name="T102">s</text:span><text:span text:style-name="T181">e han cebado conmigo. ¡Me han tirado al suelo! Uno de ellos me ha golpeado la cabeza con algo... ¡Cabrones! Al final del callejón había un tercero vigilando. Cuando ha silbado, los tres han salido corriendo. Con todas mis cosas. Y yo... creo que me he desmayado porque no recuerdo más, hasta que he despertado en el suelo, tirado</text:span><text:span text:style-name="T101">— </text:span><text:span text:style-name="T181">giró su cabeza y se agachó para enseñarme una considerable herida abierta detrás de su oreja derecha. Sangraba.</text:span></text:p>
      <text:p text:style-name="P18"/>
      <text:p text:style-name="P20">—Yo soy <text:span text:style-name="T184">Aaron</text:span><text:span text:style-name="T104">—</text:span><text:span text:style-name="T214">se presentó, estrechándome su mano fuertemente. E</text:span><text:span text:style-name="T105">l azul verdoso de sus ojos, </text:span><text:span text:style-name="T106">escrutándome, </text:span><text:span text:style-name="T107">me estremeció. </text:span></text:p>
      <text:p text:style-name="P21">—Y yo, <text:span text:style-name="T187">Alex</text:span><text:span text:style-name="T108">— </text:span><text:span text:style-name="T109">respondí </text:span><text:span text:style-name="T193">enderezándome</text:span><text:span text:style-name="T110">, </text:span><text:span text:style-name="T111">poco a poco, . “Crac, crac...”— mi pierna, </text:span><text:span text:style-name="T112">inoportuna, comenzó un doloroso canto que </text:span><text:span text:style-name="T115">intenté</text:span><text:span text:style-name="T112"> ignorar por el momento. </text:span><text:span text:style-name="T113">Mis </text:span><text:span text:style-name="T114">asuntos tendrían que esperar circunstancias mejores. </text:span></text:p>
      <text:p text:style-name="P28"><text:span text:style-name="T190">—Va a llegar </text:span>la policía<text:span text:style-name="T126">—</text:span><text:span text:style-name="T194">prosiguió Aaron. Ha habido un testigo desde una ventana. Les ha avisado. Pero antes de que vengan, tengo que</text:span> decirte algo.<text:span text:style-name="T192">— Aaron bajó el tono de voz y continuó sin apartar sus ojos de mí ni un solo instante. </text:span></text:p>
      <text:p text:style-name="P28"><text:span text:style-name="T116">—</text:span><text:span text:style-name="T117">LLevo </text:span><text:span text:style-name="T121">encima </text:span><text:span text:style-name="T126">2</text:span><text:span text:style-name="T117">5 papelinas y una </text:span><text:span text:style-name="T225">bala</text:span><text:span text:style-name="T117"> de coca</text:span><text:span text:style-name="T127">—</text:span><text:span text:style-name="T128">declaró, </text:span><text:span text:style-name="T130">introduciendo</text:span><text:span text:style-name="T129"> </text:span><text:span text:style-name="T131">la</text:span><text:span text:style-name="T129"> mano </text:span><text:span text:style-name="T130">por debajo de su camiseta, </text:span><text:span text:style-name="T232">palpando algún tipo de </text:span><text:span text:style-name="T131">subversiva carg</text:span><text:span text:style-name="T232">a</text:span><text:span text:style-name="T131">.</text:span><text:span text:style-name="T129"> </text:span><text:span text:style-name="T128">—</text:span><text:span text:style-name="T125">Cuando llegue </text:span><text:span text:style-name="T117">la policía me mandará al hospital para hacer </text:span><text:span text:style-name="T215">un</text:span><text:span text:style-name="T117"> informe médico. </text:span><text:span text:style-name="T118">Me harán un </text:span><text:span text:style-name="T126">chequeo. </text:span><text:span text:style-name="T118">No quiero que encuentren </text:span><text:span text:style-name="T119">la farlop</text:span><text:span text:style-name="T120">a, ¿entiendes?.</text:span></text:p>
      <text:p text:style-name="P30"/>
      <text:p text:style-name="P29"><text:span text:style-name="T120">E</text:span><text:span text:style-name="T4">ntendía. Claro que entendía. Aquel personaje era, entre otras evidencias, un camello. Y </text:span><text:span text:style-name="T122">yo sólo tenía afición a lo</text:span><text:span text:style-name="T123">s auténticos, a lo</text:span><text:span text:style-name="T124">s que campaban por las arenas de misteriosos desiertos y llenaban de exotismo los cuentos orientales, </text:span><text:span text:style-name="T125">que tanto me cautivaban.</text:span></text:p>
      <text:p text:style-name="P31"><text:soft-page-break/></text:p>
      <text:p text:style-name="P32"><text:span text:style-name="T196">Aquello </text:span>no pintaba nada bien y parecía empeorar por momentos. Sen<text:span text:style-name="T195">tí cómo mi corazón botaba, mientras intentaba decidir cómo responder a los acontecimientos. El mundo de la droga, con sus traficantes a cualquier escala, eran para mí una temida realidad, con múltiples y cautivadoras puertas de entrada que se cerraban tras de tí perversamente, si osabas atravesarlas.</text:span></text:p>
      <text:p text:style-name="P32"/>
      <text:p text:style-name="P34">Me percaté de que estaba asintiendo repetitivamente <text:span text:style-name="T198">mientras Aaron hablaba, </text:span>con la mirada fija en una cinta que había quedado al descubierto <text:span text:style-name="T197">al desplazarse su ropa</text:span>, cerca de su cuello. <text:span text:style-name="T197">Deduje que de allí colgaba algún tipo de bolsa, pegada a su cuerpo. Un transporte oculto que, al parecer, habría pasado desapercibido para sus atacantes.</text:span></text:p>
      <text:p text:style-name="P34"/>
      <text:p text:style-name="P33">—<text:span text:style-name="T199">¿Qué quieres que haga? </text:span><text:span text:style-name="T164">—pregunté, </text:span><text:span text:style-name="T221">con un gesto que evidenciaba </text:span><text:span text:style-name="T164">mi aturdimiento. </text:span></text:p>
      <text:p text:style-name="P35"><text:span text:style-name="T4">—</text:span><text:span text:style-name="T134">Veremos. </text:span>¿Cuántos años tienes, <text:span text:style-name="T200">Alex</text:span>?</text:p>
      <text:p text:style-name="P35"><text:span text:style-name="T4">—</text:span>Dieciséis.</text:p>
      <text:p text:style-name="P35"><text:span text:style-name="T4">—</text:span>¿Y vives cerca?</text:p>
      <text:p text:style-name="P35"><text:span text:style-name="T4">—</text:span>En ese portal de ahí.</text:p>
      <text:p text:style-name="P35"><text:span text:style-name="T4">—</text:span><text:span text:style-name="T135">No tengo tiempo. Quiero q</text:span><text:span text:style-name="T133">ue me guardes la mercancía hasta que yo vuelva. </text:span><text:span text:style-name="T4">Es un favor </text:span><text:span text:style-name="T135">muy grande </text:span><text:span text:style-name="T4">que te estoy pidiendo. </text:span><text:span text:style-name="T135">Confío en ti. Pareces buena gente.</text:span></text:p>
      <text:p text:style-name="P36"><text:span text:style-name="T4">—</text:span><text:span text:style-name="T135">No quiero meterme en un lío.</text:span></text:p>
      <text:p text:style-name="P36"><text:span text:style-name="T135">—</text:span><text:span text:style-name="T139">No va a pasarte nada. </text:span><text:span text:style-name="T135">Sube a tu casa y escónde</text:span><text:span text:style-name="T140">la bien</text:span><text:span text:style-name="T135">. </text:span><text:span text:style-name="T136">No </text:span><text:span text:style-name="T139">hables de ésto con </text:span><text:span text:style-name="T136">nadie. </text:span><text:span text:style-name="T135">Yo te llamaré </text:span><text:span text:style-name="T137">en </text:span><text:span text:style-name="T135">cuan</text:span><text:span text:style-name="T137">t</text:span><text:span text:style-name="T135">o </text:span><text:span text:style-name="T139">pueda</text:span><text:span text:style-name="T135">. </text:span><text:span text:style-name="T139">Nos</text:span><text:span text:style-name="T138"> encontr</text:span><text:span text:style-name="T141">are</text:span><text:span text:style-name="T138">mos </text:span><text:span text:style-name="T139">y me lo devolverás. </text:span><text:span text:style-name="T141">Serán unas horas. </text:span><text:span text:style-name="T139">No habrá problema.</text:span></text:p>
      <text:p text:style-name="P36"><text:span text:style-name="T135">—</text:span><text:span text:style-name="T136">No sé</text:span><text:span text:style-name="T138">...</text:span></text:p>
      <text:p text:style-name="P39">—No tengas miedo. Además, te recompensaré. Lo único que tienes que hacer es guardar silencio. <text:span text:style-name="T202">Silencio absoluto. Y esperarme. </text:span></text:p>
      <text:p text:style-name="P40"><text:span text:style-name="T4">—¿Hoy mismo vendr</text:span><text:span text:style-name="T142">ías</text:span><text:span text:style-name="T4"> a buscarla?</text:span></text:p>
      <text:p text:style-name="P40">—Hoy o, como muy tarde, mañana. Te lo prometo. Confía en mí. </text:p>
      <text:p text:style-name="P40"/>
      <text:p text:style-name="P55"><text:span text:style-name="T209">¿</text:span>No <text:span text:style-name="T201">iba a atreverme a decirle, simplemente… no?</text:span> <text:span text:style-name="T217">Deseaba desaparecer de allí por arte de magia, sin mediar palabra, y reaparecer en otros lares, allí donde las peticiones ajenas fueran inofensivas y fáciles de resolver. Me sentía atrapado en una nube que nublaba mis mejores capacidades mentales e intuia que alguna parte importante de la información no me estaba siendo revelada. Pero no pregunté.</text:span></text:p>
      <text:p text:style-name="P55"/>
      <text:p text:style-name="P82"><text:span text:style-name="T4">―¿Cuento contigo, chico?―</text:span><text:span text:style-name="T217">Aaron me miraba fijamente. Con un gesto de dolor, apoyó el pañuelo ensangrentado en la herida abierta, como queriendo fijar en mi retina una imagen, que obtuviera mi compasión y consintiera.</text:span></text:p>
      <text:p text:style-name="P58">Observé su <text:span text:style-name="T219">aflicción. Aaron esperaba...</text:span></text:p>
      <text:p text:style-name="P57"><text:span text:style-name="T218">¿Y si </text:span>p<text:span text:style-name="T218">udiera</text:span> evitar que aquel desdichado individuo añadiera a su vida más desgracias? </text:p>
      <text:p text:style-name="P56"/>
      <text:p text:style-name="P56"><text:span text:style-name="T220">Por fin, h</text:span>ice un gesto extraño, sin tener claro lo que pretendía transmitir con él, pero Aaron parecía haber interpretado <text:span text:style-name="T216">en mí l</text:span>a respuesta que necesitaba.</text:p>
      <text:p text:style-name="P60">Mientras yo seguía embobado, él ya se había desprendido de una especie de zurrón pequeño de cuero, con un movimiento rápido, pasando la cinta de la que colgaba, por delante de su cabeza. Por su presteza, me pregunté cuántas veces habría repetido ese mismo gesto.</text:p>
      <text:p text:style-name="P59"/>
      <text:p text:style-name="P59">—<text:span text:style-name="T220">Gracias, Alex. A</text:span>quí está. Cuélgatelo como yo, por debajo de tu ropa. <text:span text:style-name="T205">Déjame que te ayude.</text:span></text:p>
      <text:p text:style-name="P38"/>
      <text:p text:style-name="P38"><text:span text:style-name="T205">No fue una ayuda. </text:span>Me lo colocó él mismo en un santiamén, <text:span text:style-name="T206">quedando el zurrón caliente por debajo de mi sudadera.</text:span> <text:span text:style-name="T208">Miré a mi alrededor sintiendo como si los viandantes de toda la calle se hubieran girado al mismo tiempo para averiguar qué turbios asuntos estaban sucediendo entre nosotros dos.</text:span></text:p>
      <text:p text:style-name="P43"><text:soft-page-break/><text:span text:style-name="T233">Y en ese momento les vi. Alguien parecía no haberse perdido detalle de todo lo que estaba ocurriendo allí. A unos tres metros detrás de mí, en el interior de uno de los coches aparcados en diagonal contra la acera, pude ver dos oscuras siluetas, que apenas efectuaban movimiento alguno. Un inoportuno contraluz me impedía determinar su identidad. Aaron, con el vehículo a sus espaldas, pareció no darse cuenta. Justo cuando iba a situarme en mejor posición para intentar distinguir a los ocupantes, un coche de la policía entró por la trasversal casi derrapando, y se dirigió calle arriba hasta girar en dirección al callejón, donde Aaron había sido atacado.</text:span></text:p>
      <text:p text:style-name="P61">Guardamos silencio, siguiéndoles con la mirada. Aaron metió la mano en el bolsillo del pantalón, sacando con rapidez un pequeño boli, y arrancó un pedazo del colorido cartel que estaba pegado con cintas adhesivas a la farola que teníamos al lado. </text:p>
      <text:p text:style-name="P62"/>
      <text:p text:style-name="P68">“<text:span text:style-name="T225">Disco-pub <text:s/>Euforia</text:span></text:p>
      <text:p text:style-name="P69">fiesta de karaoke</text:p>
      <text:p text:style-name="P69">3 julio, sabado <text:span text:style-name="T226">22.00 h.</text:span>”</text:p>
      <text:p text:style-name="P63"/>
      <text:p text:style-name="P45"><text:span text:style-name="T4">—</text:span><text:span text:style-name="T210">¡Rápido! </text:span><text:span text:style-name="T4">Dime tu teléfono, Ále</text:span><text:span text:style-name="T143">x —</text:span><text:span text:style-name="T144">urgió con </text:span><text:span text:style-name="T229">nerviosismo</text:span><text:span text:style-name="T144"> evidente, </text:span><text:span text:style-name="T145">dispuesto a anotarlo en el reverso del estucado. </text:span><text:span text:style-name="T235">Observé su mano enrojecida apoyándose apresuradamente el borde de piedra de la jardinera, apartando de un inefectivo manotazo las curiosas petunias que inmediatamente volvieron a la posición original, respondiendo tercamente ante el envite inesperado.</text:span></text:p>
      <text:p text:style-name="P47"/>
      <text:p text:style-name="P47"><text:span text:style-name="T211">Se lo di. Y</text:span>a era tarde para echarme atrás. Así lo pensaba yo. No había consentido, pero tampoco me había negado<text:span text:style-name="T210">. Las demandas de Aaron ganaron terreno, triunfalmente, encontrando un aliado en mi apocamiento. <text:s/>Me dejé llevar. <text:s/>Como tantas veces había hecho en mi vida, me dejé llevar.</text:span></text:p>
      <text:p text:style-name="P47"/>
      <text:p text:style-name="P49"><text:span text:style-name="T4">Aaron </text:span><text:span text:style-name="T146">agarró </text:span><text:span text:style-name="T4">mi brazo, </text:span><text:span text:style-name="T147">calurosamente, </text:span><text:span text:style-name="T4">en señal de </text:span><text:span text:style-name="T146">aprobación.</text:span></text:p>
      <text:p text:style-name="P50"/>
      <text:p text:style-name="P51">—Gracias, chico —susu<text:span text:style-name="T227">rró muy cerca de mí, pudiendo sentir un extraño olor que despedía su aliento. </text:span></text:p>
      <text:p text:style-name="P79">Miré hacia atrás con inquietud para ver de nuevo aquel vehículo e intentar adivinar el grado de atención que nos habían prestado sus pasajeros, pero para mi sorpresa, la plaza que había ocupado se encontraba libre en ese momento. Ya no estaba allí.</text:p>
      <text:p text:style-name="P80"/>
      <text:p text:style-name="P84"><text:span text:style-name="T228">Aaron se despidió de mí, levantando el pulgar hacia arriba con el puño y su mandíbula bien apretados. </text:span></text:p>
      <text:p text:style-name="P84"><text:span text:style-name="T228">Y de inmediato,</text:span><text:span text:style-name="T148"> se fue. </text:span><text:span text:style-name="T212">Maltrecho pero decidido, se fue.</text:span></text:p>
      <text:p text:style-name="P66"/>
      <text:p text:style-name="P70"/>
      <text:p text:style-name="P71"/>
      <text:p text:style-name="P71">“Alex, Alex,... <text:span text:style-name="T230">este enredo peligroso no ha hecho más que empezar...¿Lo sabes?” </text:span></text:p>
      <text:p text:style-name="P67"/>
      <text:p text:style-name="P67"><text:span text:style-name="T236">KILA</text:span>, <text:span text:style-name="T231">mi amigo...mi gran amigo imaginario, habló.</text:span></text:p>
      <text:p text:style-name="P46"/>
      <text:p text:style-name="P46"/>
      <text:p text:style-name="P44"/>
      <text:p text:style-name="P44"/>
      <text:p text:style-name="P44"/>
      <text:p text:style-name="P48"/>
      <text:p text:style-name="P48"/>
      <text:p text:style-name="P48"/>
      <text:p text:style-name="P48"/>
      <text:p text:style-name="P48"><text:soft-page-break/></text:p>
      <text:p text:style-name="P4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5">II</text:p>
      <text:p text:style-name="P65"/>
      <text:p text:style-name="P65"/>
      <text:p text:style-name="P64"/>
      <text:p text:style-name="P64"/>
      <text:p text:style-name="P23"/>
      <text:p text:style-name="P23"/>
      <text:p text:style-name="P25"/>
      <text:p text:style-name="P23"/>
      <text:p text:style-name="P23"/>
      <text:p text:style-name="P23"/>
      <text:p text:style-name="P23"/>
      <text:p text:style-name="P23"/>
      <text:p text:style-name="P23"/>
      <text:p text:style-name="P5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
      <text:p text:style-name="P26">Pas<text:span text:style-name="T191">ó</text:span> como cuando pasa un huracán, y arrasa. Todo lo cambia. Algo se destroza, todo se mueve de lugar, algo nunca vuelve a ser igual, y las emociones sentidas perduran en el recuerdo para siempre.</text:p>
      <text:p text:style-name="P26">Yo muté. Aquello no había sido algo efímero. </text:p>
      <text:p text:style-name="P26">La pierna ya no me dolía. Pisaba firme <text:span text:style-name="T188">los peldaños de la escalera.</text:span></text:p>
      <text:p text:style-name="P41">Marcos me alcanzó por detrás. No me había movido pero mi mente había volado a kilómetros de allí.</text:p>
      <text:p text:style-name="P41"/>
      <text:p text:style-name="P42"/>
      <text:p text:style-name="P37">“<text:span text:style-name="T207">Te temo</text:span>”... “me atraes”... “<text:span text:style-name="T204">un cocainómano”… “¡</text:span>soy valioso para ti!”... “<text:span text:style-name="T204">de qué pervervidades serás capaz”… “</text:span>t<text:span text:style-name="T203">u</text:span> mirada ejerce un poder mágico”... “<text:span text:style-name="T203">¡ser traficante es despreciable!”… “me gusta tu forma de hablarme”… “pero cosas terribles pueden pasar”… “confías en mí”… “ayudarte, ¿es ésto, en verdad, tan reprochable?”... <text:s/></text:span></text:p>
      <text:p text:style-name="P37"/>
      <text:p text:style-name="P52">frenó ante nosotros tan bruscamente que pareció haber acudido en busca de peligrosos terroristas de talla internacional.</text:p>
      <text:p text:style-name="P24">Con ímpetu, dos agentes salieron <text:span text:style-name="T186">al mismo tiempo. Tras la premura inicial, ralentizaron sus movimientos y se aproximaron a nosotros, mirando atentamente a su alrede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Noto Serif" svg:font-family="'Noto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style:register-true="tru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er_20_right" style:display-name="Footer right"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register-truth-ref-style-name="Footer_20_right"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1:45:15.481377936</meta:creation-date>
    <dc:date>2017-09-15T12:22:51.292620407</dc:date>
    <meta:editing-duration>P2DT14H44M20S</meta:editing-duration>
    <meta:editing-cycles>168</meta:editing-cycles>
    <meta:generator>LibreOffice/5.1.6.2$Linux_X86_64 LibreOffice_project/10m0$Build-2</meta:generator>
    <meta:document-statistic meta:table-count="0" meta:image-count="0" meta:object-count="0" meta:page-count="7" meta:paragraph-count="73" meta:word-count="2124" meta:character-count="12896" meta:non-whitespace-character-count="10826"/>
  </office:meta>
</office:document-meta>
</file>